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45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00.91064265439" calcext:value-type="float">
            <text:p>2400.910642654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4265439" calcext:value-type="float">
            <text:p>2400.910642654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00.91064265439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00.91064265439" calcext:value-type="float">
            <text:p>2400.910642654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4265439" calcext:value-type="float">
            <text:p>2400.910642654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00.91064265439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00000077340156881951" calcext:value-type="float">
            <text:p>7.7340156881951E-01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00000077340156881951" calcext:value-type="float">
            <text:p>-7.73E-01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277893446353564" calcext:value-type="float">
            <text:p>0.0027789345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277893446353564" calcext:value-type="float">
            <text:p>0.002778934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277893446353563" calcext:value-type="float">
            <text:p>0.002778934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277893446353563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277893446353564" calcext:value-type="float">
            <text:p>0.0027789345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277893446353564" calcext:value-type="float">
            <text:p>0.002778934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277893446353563" calcext:value-type="float">
            <text:p>0.002778934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277893446353563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000896539043867261" calcext:value-type="float">
            <text:p>8.96539043867261E-01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0000896539043867261" calcext:value-type="float">
            <text:p>-8.97E-012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00.91064265439" calcext:value-type="float">
            <text:p>2400.910642654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00.91064265439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00.91064265439" calcext:value-type="float">
            <text:p>2400.910642654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00.91064265439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00077340156881951" calcext:value-type="float">
            <text:p>7.7340156881951E-0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077340156881951" calcext:value-type="float">
            <text:p>-7.7340156881951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727837908984955" calcext:value-type="float">
            <text:p>-7.27837908984955E-012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0000727837908984955" calcext:value-type="float">
            <text:p>7.28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6353563" calcext:value-type="float">
            <text:p>0.00277893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60208521396521E-018" calcext:value-type="float">
            <text:p>2.6020852139652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277893446353563" calcext:value-type="float">
            <text:p>0.0027789345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277893446353563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6353563" calcext:value-type="float">
            <text:p>0.00277893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16840434497101E-018" calcext:value-type="float">
            <text:p>2.16840434497101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277893446353563" calcext:value-type="float">
            <text:p>0.002778934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277893446353563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0896539043867261" calcext:value-type="float">
            <text:p>8.96539043867261E-0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896539043867261" calcext:value-type="float">
            <text:p>-8.9653904386726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09650902369324" calcext:value-type="float">
            <text:p>-9.650902369324E-011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009650902369324" calcext:value-type="float">
            <text:p>9.65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00.91064265439" calcext:value-type="float">
            <text:p>2400.9106426544</text:p>
          </table:table-cell>
          <table:table-cell/>
          <table:table-cell table:style-name="ce4" table:formula="of:=[.F21]" office:value-type="float" office:value="2400.91064265439" calcext:value-type="float">
            <text:p>2400.9106426544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00.91064265439" calcext:value-type="float">
            <text:p>2400.9106426544</text:p>
          </table:table-cell>
          <table:table-cell/>
          <table:table-cell table:style-name="ce4" table:formula="of:=[.F22]" office:value-type="float" office:value="2400.91064265439" calcext:value-type="float">
            <text:p>2400.9106426544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727837908984955" calcext:value-type="float">
            <text:p>-7.27837908984955E-012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0727837908984955" calcext:value-type="float">
            <text:p>7.27837908984955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727837908984955" calcext:value-type="float">
            <text:p>-7.27837908984955E-012</text:p>
          </table:table-cell>
          <table:table-cell/>
          <table:table-cell table:style-name="ce4" table:formula="of:=[.F23]" office:value-type="float" office:value="0.00000000000077340156881951" calcext:value-type="float">
            <text:p>7.7340156881951E-013</text:p>
          </table:table-cell>
          <table:table-cell/>
          <table:table-cell table:formula="of:=[.M35]/[.O35]" office:value-type="float" office:value="-9.4108667260127" calcext:value-type="float">
            <text:p>-9.410866726</text:p>
          </table:table-cell>
          <table:table-cell table:formula="of:=[.M35]-[.O35]" office:value-type="float" office:value="-0.00000000000805178065866906" calcext:value-type="float">
            <text:p>-8.05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6353563" calcext:value-type="float">
            <text:p>0.00277893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93889390390723E-018" calcext:value-type="float">
            <text:p>6.93889390390723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277893446353563" calcext:value-type="float">
            <text:p>0.0027789345</text:p>
          </table:table-cell>
          <table:table-cell/>
          <table:table-cell table:style-name="ce4" table:formula="of:=[.F24]" office:value-type="float" office:value="0.00277893446353563" calcext:value-type="float">
            <text:p>0.0027789345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6353563" calcext:value-type="float">
            <text:p>0.00277893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07153216591882E-018" calcext:value-type="float">
            <text:p>6.07153216591882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277893446353563" calcext:value-type="float">
            <text:p>0.0027789345</text:p>
          </table:table-cell>
          <table:table-cell/>
          <table:table-cell table:style-name="ce4" table:formula="of:=[.F25]" office:value-type="float" office:value="0.00277893446353563" calcext:value-type="float">
            <text:p>0.0027789345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9650902369324" calcext:value-type="float">
            <text:p>-9.650902369324E-01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9650902369324" calcext:value-type="float">
            <text:p>9.650902369324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009650902369324" calcext:value-type="float">
            <text:p>-9.650902369324E-011</text:p>
          </table:table-cell>
          <table:table-cell/>
          <table:table-cell table:style-name="ce4" table:formula="of:=[.F26]" office:value-type="float" office:value="0.00000000000896539043867261" calcext:value-type="float">
            <text:p>8.96539043867261E-012</text:p>
          </table:table-cell>
          <table:table-cell/>
          <table:table-cell table:formula="of:=[.M38]/[.O38]" office:value-type="float" office:value="-10.7646202754254" calcext:value-type="float">
            <text:p>-10.7646202754</text:p>
          </table:table-cell>
          <table:table-cell table:formula="of:=[.M38]-[.O38]" office:value-type="float" office:value="-0.000000000105474414131913" calcext:value-type="float">
            <text:p>-1.05E-01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00.91064265439" calcext:value-type="float">
            <text:p>2400.9106426544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00.91064265439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00.91064265439" calcext:value-type="float">
            <text:p>2400.9106426544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00.91064265439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396218567888204" calcext:value-type="float">
            <text:p>-3.96218567888204E-012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0396218567888204" calcext:value-type="float">
            <text:p>3.96218567888204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000000396218567888204" calcext:value-type="float">
            <text:p>-3.96218567888204E-012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000000396218567888204" calcext:value-type="float">
            <text:p>3.96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2.60208521396521E-018" calcext:value-type="float">
            <text:p>-2.6020852139652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277893446353564" calcext:value-type="float">
            <text:p>0.0027789345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277893446353564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8.67361737988404E-019" calcext:value-type="float">
            <text:p>-8.67361737988404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277893446353564" calcext:value-type="float">
            <text:p>0.002778934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277893446353564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727324336419277" calcext:value-type="float">
            <text:p>-7.27324336419277E-01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727324336419277" calcext:value-type="float">
            <text:p>7.27324336419277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0.0000000000727324336419277" calcext:value-type="float">
            <text:p>-7.27324336419277E-011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0000000000727324336419277" calcext:value-type="float">
            <text:p>7.27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00.91064265439" calcext:value-type="float">
            <text:p>2400.9106426544</text:p>
          </table:table-cell>
          <table:table-cell/>
          <table:table-cell table:style-name="ce4" table:formula="of:=[.F33]" office:value-type="float" office:value="2400.91064265439" calcext:value-type="float">
            <text:p>2400.9106426544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00.91064265439" calcext:value-type="float">
            <text:p>2400.9106426544</text:p>
          </table:table-cell>
          <table:table-cell/>
          <table:table-cell table:style-name="ce4" table:formula="of:=[.F34]" office:value-type="float" office:value="2400.91064265439" calcext:value-type="float">
            <text:p>2400.9106426544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396218567888204" calcext:value-type="float">
            <text:p>-3.96218567888204E-012</text:p>
          </table:table-cell>
          <table:table-cell/>
          <table:table-cell table:style-name="ce4" table:formula="of:=[.F35]" office:value-type="float" office:value="-0.00000000000727837908984955" calcext:value-type="float">
            <text:p>-7.27837908984955E-012</text:p>
          </table:table-cell>
          <table:table-cell/>
          <table:table-cell table:formula="of:=[.M59]/[.O59]" office:value-type="float" office:value="0.54437748157522" calcext:value-type="float">
            <text:p>0.5443774816</text:p>
          </table:table-cell>
          <table:table-cell table:formula="of:=[.M59]-[.O59]" office:value-type="float" office:value="0.00000000000331619341096751" calcext:value-type="float">
            <text:p>3.32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277893446353564" calcext:value-type="float">
            <text:p>0.0027789345</text:p>
          </table:table-cell>
          <table:table-cell/>
          <table:table-cell table:style-name="ce4" table:formula="of:=[.F36]" office:value-type="float" office:value="0.00277893446353563" calcext:value-type="float">
            <text:p>0.0027789345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277893446353564" calcext:value-type="float">
            <text:p>0.0027789345</text:p>
          </table:table-cell>
          <table:table-cell/>
          <table:table-cell table:style-name="ce4" table:formula="of:=[.F37]" office:value-type="float" office:value="0.00277893446353563" calcext:value-type="float">
            <text:p>0.0027789345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0727324336419277" calcext:value-type="float">
            <text:p>-7.27324336419277E-011</text:p>
          </table:table-cell>
          <table:table-cell/>
          <table:table-cell table:style-name="ce4" table:formula="of:=[.F38]" office:value-type="float" office:value="-0.00000000009650902369324" calcext:value-type="float">
            <text:p>-9.650902369324E-011</text:p>
          </table:table-cell>
          <table:table-cell/>
          <table:table-cell table:formula="of:=[.M62]/[.O62]" office:value-type="float" office:value="0.753633503465047" calcext:value-type="float">
            <text:p>0.7536335035</text:p>
          </table:table-cell>
          <table:table-cell table:formula="of:=[.M62]-[.O62]" office:value-type="float" office:value="0.0000000000237765900513123" calcext:value-type="float">
            <text:p>2.38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00.91064265439" calcext:value-type="float">
            <text:p>2400.9106426544</text:p>
          </table:table-cell>
          <table:table-cell/>
          <table:table-cell table:style-name="ce4" table:formula="of:=[.F21]" office:value-type="float" office:value="2400.91064265439" calcext:value-type="float">
            <text:p>2400.9106426544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00.91064265439" calcext:value-type="float">
            <text:p>2400.9106426544</text:p>
          </table:table-cell>
          <table:table-cell/>
          <table:table-cell table:style-name="ce4" table:formula="of:=[.F22]" office:value-type="float" office:value="2400.91064265439" calcext:value-type="float">
            <text:p>2400.9106426544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396218567888204" calcext:value-type="float">
            <text:p>-3.96218567888204E-012</text:p>
          </table:table-cell>
          <table:table-cell/>
          <table:table-cell table:style-name="ce4" table:formula="of:=[.F23]" office:value-type="float" office:value="0.00000000000077340156881951" calcext:value-type="float">
            <text:p>7.7340156881951E-013</text:p>
          </table:table-cell>
          <table:table-cell/>
          <table:table-cell table:formula="of:=[.M71]/[.O71]" office:value-type="float" office:value="-5.12306392774683" calcext:value-type="float">
            <text:p>-5.1230639277</text:p>
          </table:table-cell>
          <table:table-cell table:formula="of:=[.M71]-[.O71]" office:value-type="float" office:value="-0.00000000000473558724770155" calcext:value-type="float">
            <text:p>-4.74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277893446353564" calcext:value-type="float">
            <text:p>0.0027789345</text:p>
          </table:table-cell>
          <table:table-cell/>
          <table:table-cell table:style-name="ce4" table:formula="of:=[.F24]" office:value-type="float" office:value="0.00277893446353563" calcext:value-type="float">
            <text:p>0.0027789345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277893446353564" calcext:value-type="float">
            <text:p>0.0027789345</text:p>
          </table:table-cell>
          <table:table-cell/>
          <table:table-cell table:style-name="ce4" table:formula="of:=[.F25]" office:value-type="float" office:value="0.00277893446353563" calcext:value-type="float">
            <text:p>0.0027789345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0727324336419277" calcext:value-type="float">
            <text:p>-7.27324336419277E-011</text:p>
          </table:table-cell>
          <table:table-cell/>
          <table:table-cell table:style-name="ce4" table:formula="of:=[.F26]" office:value-type="float" office:value="0.00000000000896539043867261" calcext:value-type="float">
            <text:p>8.96539043867261E-012</text:p>
          </table:table-cell>
          <table:table-cell/>
          <table:table-cell table:formula="of:=[.M74]/[.O74]" office:value-type="float" office:value="-8.11257849163971" calcext:value-type="float">
            <text:p>-8.1125784916</text:p>
          </table:table-cell>
          <table:table-cell table:formula="of:=[.M74]-[.O74]" office:value-type="float" office:value="-0.0000000000816978240806003" calcext:value-type="float">
            <text:p>-8.17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55.14380784663" calcext:value-type="float">
            <text:p>2455.143807846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55.14380784663" calcext:value-type="float">
            <text:p>2455.143807846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2151" calcext:value-type="float">
            <text:p>2455.143807821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55.14380782151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55.14380784663" calcext:value-type="float">
            <text:p>2455.143807846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55.14380784663" calcext:value-type="float">
            <text:p>2455.143807846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2151" calcext:value-type="float">
            <text:p>2455.14380782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55.14380782151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815004304596913" calcext:value-type="float">
            <text:p>0.00000081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815004304596913" calcext:value-type="float">
            <text:p>-8.15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6603298751686" calcext:value-type="float">
            <text:p>1.6603298752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6603298751686" calcext:value-type="float">
            <text:p>1.66032987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65533" calcext:value-type="float">
            <text:p>1.660329875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66032987565533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603298751686" calcext:value-type="float">
            <text:p>1.6603298752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603298751686" calcext:value-type="float">
            <text:p>1.66032987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65533" calcext:value-type="float">
            <text:p>1.660329875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6032987565533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201511972365436" calcext:value-type="float">
            <text:p>2.01511972365436E-00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201511972365436" calcext:value-type="float">
            <text:p>-2.02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0782151" calcext:value-type="float">
            <text:p>2455.1438078215</text:p>
          </table:table-cell>
          <table:table-cell/>
          <table:table-cell table:style-name="ce3" office:value-type="float" office:value="1.00000000001023" calcext:value-type="float">
            <text:p>1</text:p>
          </table:table-cell>
          <table:table-cell table:style-name="ce3" office:value-type="float" office:value="0.0000000251206984103192" calcext:value-type="float">
            <text:p>2.5120698410319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55.14381411679" calcext:value-type="float">
            <text:p>2455.143814116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55.1438141167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0782151" calcext:value-type="float">
            <text:p>2455.1438078215</text:p>
          </table:table-cell>
          <table:table-cell/>
          <table:table-cell table:style-name="ce3" office:value-type="float" office:value="1.00000000001023" calcext:value-type="float">
            <text:p>1</text:p>
          </table:table-cell>
          <table:table-cell table:style-name="ce3" office:value-type="float" office:value="0.0000000251206984103192" calcext:value-type="float">
            <text:p>2.5120698410319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55.14381411679" calcext:value-type="float">
            <text:p>2455.143814116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55.1438141167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815004304596913" calcext:value-type="float">
            <text:p>0.00000081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815004304596913" calcext:value-type="float">
            <text:p>-0.0000008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562601689767017" calcext:value-type="float">
            <text:p>-0.000005626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562601689767017" calcext:value-type="float">
            <text:p>5.63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87565533" calcext:value-type="float">
            <text:p>1.6603298757</text:p>
          </table:table-cell>
          <table:table-cell/>
          <table:table-cell table:style-name="ce3" office:value-type="float" office:value="0.999999999706848" calcext:value-type="float">
            <text:p>0.9999999997</text:p>
          </table:table-cell>
          <table:table-cell table:style-name="ce3" office:value-type="float" office:value="-0.000000000486729323512236" calcext:value-type="float">
            <text:p>-4.8672932351223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66032977770657" calcext:value-type="float">
            <text:p>1.660329777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66032977770657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87565533" calcext:value-type="float">
            <text:p>1.6603298757</text:p>
          </table:table-cell>
          <table:table-cell/>
          <table:table-cell table:style-name="ce3" office:value-type="float" office:value="0.999999999706848" calcext:value-type="float">
            <text:p>0.9999999997</text:p>
          </table:table-cell>
          <table:table-cell table:style-name="ce3" office:value-type="float" office:value="-0.000000000486729101467631" calcext:value-type="float">
            <text:p>-4.8672910146763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66032977770657" calcext:value-type="float">
            <text:p>1.660329777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66032977770657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201511972365436" calcext:value-type="float">
            <text:p>2.01511972365436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201511972365436" calcext:value-type="float">
            <text:p>-2.01511972365436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184251337833297" calcext:value-type="float">
            <text:p>-1.84251337833297E-007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184251337833297" calcext:value-type="float">
            <text:p>1.8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70530256582424" calcext:value-type="float">
            <text:p>-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1411679" calcext:value-type="float">
            <text:p>2455.1438141168</text:p>
          </table:table-cell>
          <table:table-cell/>
          <table:table-cell table:style-name="ce3" office:value-type="float" office:value="0.999999997446112" calcext:value-type="float">
            <text:p>0.9999999974</text:p>
          </table:table-cell>
          <table:table-cell table:style-name="ce3" office:value-type="float" office:value="-0.00000627016288490267" calcext:value-type="float">
            <text:p>-6.27016288490267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55.14381411679" calcext:value-type="float">
            <text:p>2455.1438141168</text:p>
          </table:table-cell>
          <table:table-cell/>
          <table:table-cell table:style-name="ce4" table:formula="of:=[.F21]" office:value-type="float" office:value="2455.14380782151" calcext:value-type="float">
            <text:p>2455.1438078215</text:p>
          </table:table-cell>
          <table:table-cell/>
          <table:table-cell table:formula="of:=[.M33]/[.O33]" office:value-type="float" office:value="1.00000000256412" calcext:value-type="float">
            <text:p>1.0000000026</text:p>
          </table:table-cell>
          <table:table-cell table:formula="of:=[.M33]-[.O33]" office:value-type="float" office:value="0.00000629527994533419" calcext:value-type="float">
            <text:p>6.3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1411679" calcext:value-type="float">
            <text:p>2455.1438141168</text:p>
          </table:table-cell>
          <table:table-cell/>
          <table:table-cell table:style-name="ce3" office:value-type="float" office:value="0.999999997446112" calcext:value-type="float">
            <text:p>0.9999999974</text:p>
          </table:table-cell>
          <table:table-cell table:style-name="ce3" office:value-type="float" office:value="-0.00000627016288490267" calcext:value-type="float">
            <text:p>-6.27016288490267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55.14381411679" calcext:value-type="float">
            <text:p>2455.1438141168</text:p>
          </table:table-cell>
          <table:table-cell/>
          <table:table-cell table:style-name="ce4" table:formula="of:=[.F22]" office:value-type="float" office:value="2455.14380782151" calcext:value-type="float">
            <text:p>2455.1438078215</text:p>
          </table:table-cell>
          <table:table-cell/>
          <table:table-cell table:formula="of:=[.M34]/[.O34]" office:value-type="float" office:value="1.00000000256412" calcext:value-type="float">
            <text:p>1.0000000026</text:p>
          </table:table-cell>
          <table:table-cell table:formula="of:=[.M34]-[.O34]" office:value-type="float" office:value="0.00000629527994533419" calcext:value-type="float">
            <text:p>6.3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562601689767017" calcext:value-type="float">
            <text:p>-0.00000562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562601689767017" calcext:value-type="float">
            <text:p>0.00000562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562601689767017" calcext:value-type="float">
            <text:p>-0.000005626</text:p>
          </table:table-cell>
          <table:table-cell/>
          <table:table-cell table:style-name="ce4" table:formula="of:=[.F23]" office:value-type="float" office:value="0.000000815004304596913" calcext:value-type="float">
            <text:p>0.000000815</text:p>
          </table:table-cell>
          <table:table-cell/>
          <table:table-cell table:formula="of:=[.M35]/[.O35]" office:value-type="float" office:value="-6.90305175805507" calcext:value-type="float">
            <text:p>-6.9030517581</text:p>
          </table:table-cell>
          <table:table-cell table:formula="of:=[.M35]-[.O35]" office:value-type="float" office:value="-0.00000644102120226708" calcext:value-type="float">
            <text:p>-6.44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77770657" calcext:value-type="float">
            <text:p>1.6603297777</text:p>
          </table:table-cell>
          <table:table-cell/>
          <table:table-cell table:style-name="ce3" office:value-type="float" office:value="1.0000000587004" calcext:value-type="float">
            <text:p>1.0000000587</text:p>
          </table:table-cell>
          <table:table-cell table:style-name="ce3" office:value-type="float" office:value="0.0000000974620273375137" calcext:value-type="float">
            <text:p>9.74620273375137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66032977770657" calcext:value-type="float">
            <text:p>1.6603297777</text:p>
          </table:table-cell>
          <table:table-cell/>
          <table:table-cell table:style-name="ce4" table:formula="of:=[.F24]" office:value-type="float" office:value="1.66032987565533" calcext:value-type="float">
            <text:p>1.6603298757</text:p>
          </table:table-cell>
          <table:table-cell/>
          <table:table-cell table:formula="of:=[.M36]/[.O36]" office:value-type="float" office:value="0.999999941006446" calcext:value-type="float">
            <text:p>0.999999941</text:p>
          </table:table-cell>
          <table:table-cell table:formula="of:=[.M36]-[.O36]" office:value-type="float" office:value="-0.0000000979487599916951" calcext:value-type="float">
            <text:p>-9.7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77770657" calcext:value-type="float">
            <text:p>1.6603297777</text:p>
          </table:table-cell>
          <table:table-cell/>
          <table:table-cell table:style-name="ce3" office:value-type="float" office:value="1.0000000587004" calcext:value-type="float">
            <text:p>1.0000000587</text:p>
          </table:table-cell>
          <table:table-cell table:style-name="ce3" office:value-type="float" office:value="0.0000000974620273375137" calcext:value-type="float">
            <text:p>9.74620273375137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66032977770657" calcext:value-type="float">
            <text:p>1.6603297777</text:p>
          </table:table-cell>
          <table:table-cell/>
          <table:table-cell table:style-name="ce4" table:formula="of:=[.F25]" office:value-type="float" office:value="1.66032987565533" calcext:value-type="float">
            <text:p>1.6603298757</text:p>
          </table:table-cell>
          <table:table-cell/>
          <table:table-cell table:formula="of:=[.M37]/[.O37]" office:value-type="float" office:value="0.999999941006446" calcext:value-type="float">
            <text:p>0.999999941</text:p>
          </table:table-cell>
          <table:table-cell table:formula="of:=[.M37]-[.O37]" office:value-type="float" office:value="-0.0000000979487599916951" calcext:value-type="float">
            <text:p>-9.7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184251337833297" calcext:value-type="float">
            <text:p>-1.84251337833297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84251337833297" calcext:value-type="float">
            <text:p>1.8425133783329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184251337833297" calcext:value-type="float">
            <text:p>-1.84251337833297E-007</text:p>
          </table:table-cell>
          <table:table-cell/>
          <table:table-cell table:style-name="ce4" table:formula="of:=[.F26]" office:value-type="float" office:value="0.0000000201511972365436" calcext:value-type="float">
            <text:p>2.01511972365436E-008</text:p>
          </table:table-cell>
          <table:table-cell/>
          <table:table-cell table:formula="of:=[.M38]/[.O38]" office:value-type="float" office:value="-9.14344372051318" calcext:value-type="float">
            <text:p>-9.1434437205</text:p>
          </table:table-cell>
          <table:table-cell table:formula="of:=[.M38]-[.O38]" office:value-type="float" office:value="-0.000000204402535069841" calcext:value-type="float">
            <text:p>-2.0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0.999999999999808" calcext:value-type="float">
            <text:p>1</text:p>
          </table:table-cell>
          <table:table-cell table:style-name="ce3" office:value-type="float" office:value="-0.00000000047066350816749" calcext:value-type="float">
            <text:p>-4.706635081674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55.1438078471" calcext:value-type="float">
            <text:p>2455.143807847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55.143807847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0.999999999999808" calcext:value-type="float">
            <text:p>1</text:p>
          </table:table-cell>
          <table:table-cell table:style-name="ce3" office:value-type="float" office:value="-0.00000000047066350816749" calcext:value-type="float">
            <text:p>-4.706635081674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55.1438078471" calcext:value-type="float">
            <text:p>2455.143807847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55.143807847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358279731568813" calcext:value-type="float">
            <text:p>-3.58279731568813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358279731568813" calcext:value-type="float">
            <text:p>3.5827973156881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358279731568813" calcext:value-type="float">
            <text:p>-3.58279731568813E-006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358279731568813" calcext:value-type="float">
            <text:p>3.5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87524576" calcext:value-type="float">
            <text:p>1.6603298752</text:p>
          </table:table-cell>
          <table:table-cell/>
          <table:table-cell table:style-name="ce3" office:value-type="float" office:value="0.999999999953523" calcext:value-type="float">
            <text:p>1</text:p>
          </table:table-cell>
          <table:table-cell table:style-name="ce3" office:value-type="float" office:value="-0.0000000000771667174603863" calcext:value-type="float">
            <text:p>-7.7166717460386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66032987524576" calcext:value-type="float">
            <text:p>1.660329875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66032987524576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87524576" calcext:value-type="float">
            <text:p>1.6603298752</text:p>
          </table:table-cell>
          <table:table-cell/>
          <table:table-cell table:style-name="ce3" office:value-type="float" office:value="0.999999999953524" calcext:value-type="float">
            <text:p>1</text:p>
          </table:table-cell>
          <table:table-cell table:style-name="ce3" office:value-type="float" office:value="-0.0000000000771662733711764" calcext:value-type="float">
            <text:p>-7.7166273371176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66032987524576" calcext:value-type="float">
            <text:p>1.6603298752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66032987524576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118346597520972" calcext:value-type="float">
            <text:p>-1.18346597520972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18346597520972" calcext:value-type="float">
            <text:p>1.18346597520972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0.000000118346597520972" calcext:value-type="float">
            <text:p>-1.18346597520972E-007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000000118346597520972" calcext:value-type="float">
            <text:p>1.1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55.1438078471" calcext:value-type="float">
            <text:p>2455.1438078471</text:p>
          </table:table-cell>
          <table:table-cell/>
          <table:table-cell table:style-name="ce4" table:formula="of:=[.F33]" office:value-type="float" office:value="2455.14381411679" calcext:value-type="float">
            <text:p>2455.1438141168</text:p>
          </table:table-cell>
          <table:table-cell/>
          <table:table-cell table:formula="of:=[.M57]/[.O57]" office:value-type="float" office:value="0.999999997446304" calcext:value-type="float">
            <text:p>0.9999999974</text:p>
          </table:table-cell>
          <table:table-cell table:formula="of:=[.M57]-[.O57]" office:value-type="float" office:value="-0.00000626968994765775" calcext:value-type="float">
            <text:p>-6.2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55.1438078471" calcext:value-type="float">
            <text:p>2455.1438078471</text:p>
          </table:table-cell>
          <table:table-cell/>
          <table:table-cell table:style-name="ce4" table:formula="of:=[.F34]" office:value-type="float" office:value="2455.14381411679" calcext:value-type="float">
            <text:p>2455.1438141168</text:p>
          </table:table-cell>
          <table:table-cell/>
          <table:table-cell table:formula="of:=[.M58]/[.O58]" office:value-type="float" office:value="0.999999997446304" calcext:value-type="float">
            <text:p>0.9999999974</text:p>
          </table:table-cell>
          <table:table-cell table:formula="of:=[.M58]-[.O58]" office:value-type="float" office:value="-0.00000626968994765775" calcext:value-type="float">
            <text:p>-6.2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358279731568813" calcext:value-type="float">
            <text:p>-3.58279731568813E-006</text:p>
          </table:table-cell>
          <table:table-cell/>
          <table:table-cell table:style-name="ce4" table:formula="of:=[.F35]" office:value-type="float" office:value="-0.00000562601689767017" calcext:value-type="float">
            <text:p>-0.000005626</text:p>
          </table:table-cell>
          <table:table-cell/>
          <table:table-cell table:formula="of:=[.M59]/[.O59]" office:value-type="float" office:value="0.636826618343757" calcext:value-type="float">
            <text:p>0.6368266183</text:p>
          </table:table-cell>
          <table:table-cell table:formula="of:=[.M59]-[.O59]" office:value-type="float" office:value="0.00000204321958198204" calcext:value-type="float">
            <text:p>2.04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66032987524576" calcext:value-type="float">
            <text:p>1.6603298752</text:p>
          </table:table-cell>
          <table:table-cell/>
          <table:table-cell table:style-name="ce4" table:formula="of:=[.F36]" office:value-type="float" office:value="1.66032977770657" calcext:value-type="float">
            <text:p>1.6603297777</text:p>
          </table:table-cell>
          <table:table-cell/>
          <table:table-cell table:formula="of:=[.M60]/[.O60]" office:value-type="float" office:value="1.00000005874688" calcext:value-type="float">
            <text:p>1.0000000587</text:p>
          </table:table-cell>
          <table:table-cell table:formula="of:=[.M60]-[.O60]" office:value-type="float" office:value="0.0000000975391900581712" calcext:value-type="float">
            <text:p>9.7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6032987524576" calcext:value-type="float">
            <text:p>1.6603298752</text:p>
          </table:table-cell>
          <table:table-cell/>
          <table:table-cell table:style-name="ce4" table:formula="of:=[.F37]" office:value-type="float" office:value="1.66032977770657" calcext:value-type="float">
            <text:p>1.6603297777</text:p>
          </table:table-cell>
          <table:table-cell/>
          <table:table-cell table:formula="of:=[.M61]/[.O61]" office:value-type="float" office:value="1.00000005874688" calcext:value-type="float">
            <text:p>1.0000000587</text:p>
          </table:table-cell>
          <table:table-cell table:formula="of:=[.M61]-[.O61]" office:value-type="float" office:value="0.0000000975391900581712" calcext:value-type="float">
            <text:p>9.7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118346597520972" calcext:value-type="float">
            <text:p>-1.18346597520972E-007</text:p>
          </table:table-cell>
          <table:table-cell/>
          <table:table-cell table:style-name="ce4" table:formula="of:=[.F38]" office:value-type="float" office:value="-0.000000184251337833297" calcext:value-type="float">
            <text:p>-1.84251337833297E-007</text:p>
          </table:table-cell>
          <table:table-cell/>
          <table:table-cell table:formula="of:=[.M62]/[.O62]" office:value-type="float" office:value="0.642310655177153" calcext:value-type="float">
            <text:p>0.6423106552</text:p>
          </table:table-cell>
          <table:table-cell table:formula="of:=[.M62]-[.O62]" office:value-type="float" office:value="0.000000065904740312325" calcext:value-type="float">
            <text:p>6.5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55.1438078471" calcext:value-type="float">
            <text:p>2455.1438078471</text:p>
          </table:table-cell>
          <table:table-cell/>
          <table:table-cell table:style-name="ce4" table:formula="of:=[.F21]" office:value-type="float" office:value="2455.14380782151" calcext:value-type="float">
            <text:p>2455.1438078215</text:p>
          </table:table-cell>
          <table:table-cell/>
          <table:table-cell table:formula="of:=[.M69]/[.O69]" office:value-type="float" office:value="1.00000000001042" calcext:value-type="float">
            <text:p>1</text:p>
          </table:table-cell>
          <table:table-cell table:formula="of:=[.M69]-[.O69]" office:value-type="float" office:value="0.000000025589997676434" calcext:value-type="float">
            <text:p>2.5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55.1438078471" calcext:value-type="float">
            <text:p>2455.1438078471</text:p>
          </table:table-cell>
          <table:table-cell/>
          <table:table-cell table:style-name="ce4" table:formula="of:=[.F22]" office:value-type="float" office:value="2455.14380782151" calcext:value-type="float">
            <text:p>2455.1438078215</text:p>
          </table:table-cell>
          <table:table-cell/>
          <table:table-cell table:formula="of:=[.M70]/[.O70]" office:value-type="float" office:value="1.00000000001042" calcext:value-type="float">
            <text:p>1</text:p>
          </table:table-cell>
          <table:table-cell table:formula="of:=[.M70]-[.O70]" office:value-type="float" office:value="0.000000025589997676434" calcext:value-type="float">
            <text:p>2.5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358279731568813" calcext:value-type="float">
            <text:p>-3.58279731568813E-006</text:p>
          </table:table-cell>
          <table:table-cell/>
          <table:table-cell table:style-name="ce4" table:formula="of:=[.F23]" office:value-type="float" office:value="0.000000815004304596913" calcext:value-type="float">
            <text:p>0.000000815</text:p>
          </table:table-cell>
          <table:table-cell/>
          <table:table-cell table:formula="of:=[.M71]/[.O71]" office:value-type="float" office:value="-4.39604710733414" calcext:value-type="float">
            <text:p>-4.3960471073</text:p>
          </table:table-cell>
          <table:table-cell table:formula="of:=[.M71]-[.O71]" office:value-type="float" office:value="-0.00000439780162028504" calcext:value-type="float">
            <text:p>-4.4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66032987524576" calcext:value-type="float">
            <text:p>1.6603298752</text:p>
          </table:table-cell>
          <table:table-cell/>
          <table:table-cell table:style-name="ce4" table:formula="of:=[.F24]" office:value-type="float" office:value="1.66032987565533" calcext:value-type="float">
            <text:p>1.6603298757</text:p>
          </table:table-cell>
          <table:table-cell/>
          <table:table-cell table:formula="of:=[.M72]/[.O72]" office:value-type="float" office:value="0.99999999975332" calcext:value-type="float">
            <text:p>0.9999999998</text:p>
          </table:table-cell>
          <table:table-cell table:formula="of:=[.M72]-[.O72]" office:value-type="float" office:value="-0.000000000409569933523812" calcext:value-type="float">
            <text:p>-4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6032987524576" calcext:value-type="float">
            <text:p>1.6603298752</text:p>
          </table:table-cell>
          <table:table-cell/>
          <table:table-cell table:style-name="ce4" table:formula="of:=[.F25]" office:value-type="float" office:value="1.66032987565533" calcext:value-type="float">
            <text:p>1.6603298757</text:p>
          </table:table-cell>
          <table:table-cell/>
          <table:table-cell table:formula="of:=[.M73]/[.O73]" office:value-type="float" office:value="0.99999999975332" calcext:value-type="float">
            <text:p>0.9999999998</text:p>
          </table:table-cell>
          <table:table-cell table:formula="of:=[.M73]-[.O73]" office:value-type="float" office:value="-0.000000000409569933523812" calcext:value-type="float">
            <text:p>-4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118346597520972" calcext:value-type="float">
            <text:p>-1.18346597520972E-007</text:p>
          </table:table-cell>
          <table:table-cell/>
          <table:table-cell table:style-name="ce4" table:formula="of:=[.F26]" office:value-type="float" office:value="0.0000000201511972365436" calcext:value-type="float">
            <text:p>2.01511972365436E-008</text:p>
          </table:table-cell>
          <table:table-cell/>
          <table:table-cell table:formula="of:=[.M74]/[.O74]" office:value-type="float" office:value="-5.87293132669825" calcext:value-type="float">
            <text:p>-5.8729313267</text:p>
          </table:table-cell>
          <table:table-cell table:formula="of:=[.M74]-[.O74]" office:value-type="float" office:value="-0.000000138497794757516" calcext:value-type="float">
            <text:p>-1.3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55.14380784698" calcext:value-type="float">
            <text:p>2455.143807847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55.14380784698" calcext:value-type="float">
            <text:p>2455.14380784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67" calcext:value-type="float">
            <text:p>2455.143807846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55.143807846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55.14380784698" calcext:value-type="float">
            <text:p>2455.143807847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55.14380784698" calcext:value-type="float">
            <text:p>2455.14380784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67" calcext:value-type="float">
            <text:p>2455.143807846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55.143807846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962962041209409" calcext:value-type="float">
            <text:p>-9.62962041209409E-005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962962041209409" calcext:value-type="float">
            <text:p>9.63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66032987523703" calcext:value-type="float">
            <text:p>1.6603298752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66032987523703" calcext:value-type="float">
            <text:p>1.66032987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25009" calcext:value-type="float">
            <text:p>1.660329875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66032987525009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6032987523703" calcext:value-type="float">
            <text:p>1.6603298752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6032987523703" calcext:value-type="float">
            <text:p>1.66032987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25009" calcext:value-type="float">
            <text:p>1.660329875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6032987525009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313249577541841" calcext:value-type="float">
            <text:p>-3.13249577541841E-006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313249577541841" calcext:value-type="float">
            <text:p>3.13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8467" calcext:value-type="float">
            <text:p>2455.1438078467</text:p>
          </table:table-cell>
          <table:table-cell/>
          <table:table-cell table:style-name="ce3" office:value-type="float" office:value="1.00000000000011" calcext:value-type="float">
            <text:p>1</text:p>
          </table:table-cell>
          <table:table-cell table:style-name="ce3" office:value-type="float" office:value="0.000000000270574673777446" calcext:value-type="float">
            <text:p>2.70574673777446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55.14380795863" calcext:value-type="float">
            <text:p>2455.143807958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55.1438079586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8467" calcext:value-type="float">
            <text:p>2455.1438078467</text:p>
          </table:table-cell>
          <table:table-cell/>
          <table:table-cell table:style-name="ce3" office:value-type="float" office:value="1.00000000000011" calcext:value-type="float">
            <text:p>1</text:p>
          </table:table-cell>
          <table:table-cell table:style-name="ce3" office:value-type="float" office:value="0.000000000270574673777446" calcext:value-type="float">
            <text:p>2.7057467377744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55.14380795863" calcext:value-type="float">
            <text:p>2455.143807958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55.1438079586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962962041209409" calcext:value-type="float">
            <text:p>-9.62962041209409E-005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962962041209409" calcext:value-type="float">
            <text:p>9.62962041209409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517339716560242" calcext:value-type="float">
            <text:p>-5.17339716560242E-006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517339716560242" calcext:value-type="float">
            <text:p>5.1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7525009" calcext:value-type="float">
            <text:p>1.6603298753</text:p>
          </table:table-cell>
          <table:table-cell/>
          <table:table-cell table:style-name="ce3" office:value-type="float" office:value="0.999999999992132" calcext:value-type="float">
            <text:p>1</text:p>
          </table:table-cell>
          <table:table-cell table:style-name="ce3" office:value-type="float" office:value="-0.0000000000130628841077396" calcext:value-type="float">
            <text:p>-1.3062884107739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66032987354705" calcext:value-type="float">
            <text:p>1.6603298735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66032987354705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7525009" calcext:value-type="float">
            <text:p>1.6603298753</text:p>
          </table:table-cell>
          <table:table-cell/>
          <table:table-cell table:style-name="ce3" office:value-type="float" office:value="0.999999999992132" calcext:value-type="float">
            <text:p>1</text:p>
          </table:table-cell>
          <table:table-cell table:style-name="ce3" office:value-type="float" office:value="-0.0000000000130631061523445" calcext:value-type="float">
            <text:p>-1.30631061523445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66032987354705" calcext:value-type="float">
            <text:p>1.660329873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66032987354705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313249577541841" calcext:value-type="float">
            <text:p>-3.13249577541841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313249577541841" calcext:value-type="float">
            <text:p>3.13249577541841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168843037403575" calcext:value-type="float">
            <text:p>-1.68843037403575E-007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168843037403575" calcext:value-type="float">
            <text:p>1.6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95863" calcext:value-type="float">
            <text:p>2455.1438079586</text:p>
          </table:table-cell>
          <table:table-cell/>
          <table:table-cell table:style-name="ce3" office:value-type="float" office:value="0.999999999954523" calcext:value-type="float">
            <text:p>1</text:p>
          </table:table-cell>
          <table:table-cell table:style-name="ce3" office:value-type="float" office:value="-0.000000111651388579048" calcext:value-type="float">
            <text:p>-1.1165138857904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55.14380795863" calcext:value-type="float">
            <text:p>2455.1438079586</text:p>
          </table:table-cell>
          <table:table-cell/>
          <table:table-cell table:style-name="ce4" table:formula="of:=[.F21]" office:value-type="float" office:value="2455.1438078467" calcext:value-type="float">
            <text:p>2455.1438078467</text:p>
          </table:table-cell>
          <table:table-cell/>
          <table:table-cell table:formula="of:=[.M33]/[.O33]" office:value-type="float" office:value="1.00000000004559" calcext:value-type="float">
            <text:p>1</text:p>
          </table:table-cell>
          <table:table-cell table:formula="of:=[.M33]-[.O33]" office:value-type="float" office:value="0.000000111930148705142" calcext:value-type="float">
            <text:p>1.1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95863" calcext:value-type="float">
            <text:p>2455.1438079586</text:p>
          </table:table-cell>
          <table:table-cell/>
          <table:table-cell table:style-name="ce3" office:value-type="float" office:value="0.999999999954523" calcext:value-type="float">
            <text:p>1</text:p>
          </table:table-cell>
          <table:table-cell table:style-name="ce3" office:value-type="float" office:value="-0.000000111651388579048" calcext:value-type="float">
            <text:p>-1.11651388579048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55.14380795863" calcext:value-type="float">
            <text:p>2455.1438079586</text:p>
          </table:table-cell>
          <table:table-cell/>
          <table:table-cell table:style-name="ce4" table:formula="of:=[.F22]" office:value-type="float" office:value="2455.1438078467" calcext:value-type="float">
            <text:p>2455.1438078467</text:p>
          </table:table-cell>
          <table:table-cell/>
          <table:table-cell table:formula="of:=[.M34]/[.O34]" office:value-type="float" office:value="1.00000000004559" calcext:value-type="float">
            <text:p>1</text:p>
          </table:table-cell>
          <table:table-cell table:formula="of:=[.M34]-[.O34]" office:value-type="float" office:value="0.000000111930148705142" calcext:value-type="float">
            <text:p>1.1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517339716560242" calcext:value-type="float">
            <text:p>-5.17339716560242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517339716560242" calcext:value-type="float">
            <text:p>5.1733971656024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517339716560242" calcext:value-type="float">
            <text:p>-5.17339716560242E-006</text:p>
          </table:table-cell>
          <table:table-cell/>
          <table:table-cell table:style-name="ce4" table:formula="of:=[.F23]" office:value-type="float" office:value="-0.0000962962041209409" calcext:value-type="float">
            <text:p>-9.62962041209409E-005</text:p>
          </table:table-cell>
          <table:table-cell/>
          <table:table-cell table:formula="of:=[.M35]/[.O35]" office:value-type="float" office:value="0.0537237912213551" calcext:value-type="float">
            <text:p>0.0537237912</text:p>
          </table:table-cell>
          <table:table-cell table:formula="of:=[.M35]-[.O35]" office:value-type="float" office:value="0.0000911228069553385" calcext:value-type="float">
            <text:p>9.11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7354705" calcext:value-type="float">
            <text:p>1.6603298735</text:p>
          </table:table-cell>
          <table:table-cell/>
          <table:table-cell table:style-name="ce3" office:value-type="float" office:value="1.00000000101786" calcext:value-type="float">
            <text:p>1.000000001</text:p>
          </table:table-cell>
          <table:table-cell table:style-name="ce3" office:value-type="float" office:value="0.00000000168998171012902" calcext:value-type="float">
            <text:p>1.68998171012902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66032987354705" calcext:value-type="float">
            <text:p>1.6603298735</text:p>
          </table:table-cell>
          <table:table-cell/>
          <table:table-cell table:style-name="ce4" table:formula="of:=[.F24]" office:value-type="float" office:value="1.66032987525009" calcext:value-type="float">
            <text:p>1.6603298753</text:p>
          </table:table-cell>
          <table:table-cell/>
          <table:table-cell table:formula="of:=[.M36]/[.O36]" office:value-type="float" office:value="0.999999998974276" calcext:value-type="float">
            <text:p>0.999999999</text:p>
          </table:table-cell>
          <table:table-cell table:formula="of:=[.M36]-[.O36]" office:value-type="float" office:value="-0.00000000170304015334466" calcext:value-type="float">
            <text:p>-1.7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7354705" calcext:value-type="float">
            <text:p>1.6603298735</text:p>
          </table:table-cell>
          <table:table-cell/>
          <table:table-cell table:style-name="ce3" office:value-type="float" office:value="1.00000000101786" calcext:value-type="float">
            <text:p>1.000000001</text:p>
          </table:table-cell>
          <table:table-cell table:style-name="ce3" office:value-type="float" office:value="0.00000000168998148808441" calcext:value-type="float">
            <text:p>1.6899814880844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66032987354705" calcext:value-type="float">
            <text:p>1.6603298735</text:p>
          </table:table-cell>
          <table:table-cell/>
          <table:table-cell table:style-name="ce4" table:formula="of:=[.F25]" office:value-type="float" office:value="1.66032987525009" calcext:value-type="float">
            <text:p>1.6603298753</text:p>
          </table:table-cell>
          <table:table-cell/>
          <table:table-cell table:formula="of:=[.M37]/[.O37]" office:value-type="float" office:value="0.999999998974276" calcext:value-type="float">
            <text:p>0.999999999</text:p>
          </table:table-cell>
          <table:table-cell table:formula="of:=[.M37]-[.O37]" office:value-type="float" office:value="-0.00000000170304015334466" calcext:value-type="float">
            <text:p>-1.7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168843037403575" calcext:value-type="float">
            <text:p>-1.68843037403575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68843037403575" calcext:value-type="float">
            <text:p>1.68843037403575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168843037403575" calcext:value-type="float">
            <text:p>-1.68843037403575E-007</text:p>
          </table:table-cell>
          <table:table-cell/>
          <table:table-cell table:style-name="ce4" table:formula="of:=[.F26]" office:value-type="float" office:value="-0.00000313249577541841" calcext:value-type="float">
            <text:p>-3.13249577541841E-006</text:p>
          </table:table-cell>
          <table:table-cell/>
          <table:table-cell table:formula="of:=[.M38]/[.O38]" office:value-type="float" office:value="0.0539004836745622" calcext:value-type="float">
            <text:p>0.0539004837</text:p>
          </table:table-cell>
          <table:table-cell table:formula="of:=[.M38]-[.O38]" office:value-type="float" office:value="0.00000296365273801484" calcext:value-type="float">
            <text:p>2.9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84711" calcext:value-type="float">
            <text:p>2455.1438078471</text:p>
          </table:table-cell>
          <table:table-cell/>
          <table:table-cell table:style-name="ce3" office:value-type="float" office:value="0.999999999999946" calcext:value-type="float">
            <text:p>1</text:p>
          </table:table-cell>
          <table:table-cell table:style-name="ce3" office:value-type="float" office:value="-0.000000000131876731757075" calcext:value-type="float">
            <text:p>-1.31876731757075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55.14380784711" calcext:value-type="float">
            <text:p>2455.143807847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55.1438078471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84711" calcext:value-type="float">
            <text:p>2455.1438078471</text:p>
          </table:table-cell>
          <table:table-cell/>
          <table:table-cell table:style-name="ce3" office:value-type="float" office:value="0.999999999999946" calcext:value-type="float">
            <text:p>1</text:p>
          </table:table-cell>
          <table:table-cell table:style-name="ce3" office:value-type="float" office:value="-0.000000000131876731757075" calcext:value-type="float">
            <text:p>-1.31876731757075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55.14380784711" calcext:value-type="float">
            <text:p>2455.143807847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55.1438078471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143198977506196" calcext:value-type="float">
            <text:p>1.43198977506196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143198977506196" calcext:value-type="float">
            <text:p>-1.43198977506196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143198977506196" calcext:value-type="float">
            <text:p>1.43198977506196E-007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143198977506196" calcext:value-type="float">
            <text:p>-1.4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0.99999999999479" calcext:value-type="float">
            <text:p>1</text:p>
          </table:table-cell>
          <table:table-cell table:style-name="ce3" office:value-type="float" office:value="-0.00000000000865063576327429" calcext:value-type="float">
            <text:p>-8.6506357632742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66032987524568" calcext:value-type="float">
            <text:p>1.660329875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66032987524568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0.99999999999479" calcext:value-type="float">
            <text:p>1</text:p>
          </table:table-cell>
          <table:table-cell table:style-name="ce3" office:value-type="float" office:value="-0.00000000000865107985248414" calcext:value-type="float">
            <text:p>-8.65107985248414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66032987524568" calcext:value-type="float">
            <text:p>1.6603298752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66032987524568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320008328449131" calcext:value-type="float">
            <text:p>3.20008328449131E-00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320008328449131" calcext:value-type="float">
            <text:p>-3.20008328449131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320008328449131" calcext:value-type="float">
            <text:p>3.20008328449131E-00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320008328449131" calcext:value-type="float">
            <text:p>-3.2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20" calcext:value-type="float">
            <text:p>2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55.14380784711" calcext:value-type="float">
            <text:p>2455.1438078471</text:p>
          </table:table-cell>
          <table:table-cell/>
          <table:table-cell table:style-name="ce4" table:formula="of:=[.F33]" office:value-type="float" office:value="2455.14380795863" calcext:value-type="float">
            <text:p>2455.1438079586</text:p>
          </table:table-cell>
          <table:table-cell/>
          <table:table-cell table:formula="of:=[.M57]/[.O57]" office:value-type="float" office:value="0.999999999954577" calcext:value-type="float">
            <text:p>1</text:p>
          </table:table-cell>
          <table:table-cell table:formula="of:=[.M57]-[.O57]" office:value-type="float" office:value="-0.000000111519966594642" calcext:value-type="float">
            <text:p>-1.1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55.14380784711" calcext:value-type="float">
            <text:p>2455.1438078471</text:p>
          </table:table-cell>
          <table:table-cell/>
          <table:table-cell table:style-name="ce4" table:formula="of:=[.F34]" office:value-type="float" office:value="2455.14380795863" calcext:value-type="float">
            <text:p>2455.1438079586</text:p>
          </table:table-cell>
          <table:table-cell/>
          <table:table-cell table:formula="of:=[.M58]/[.O58]" office:value-type="float" office:value="0.999999999954577" calcext:value-type="float">
            <text:p>1</text:p>
          </table:table-cell>
          <table:table-cell table:formula="of:=[.M58]-[.O58]" office:value-type="float" office:value="-0.000000111519966594642" calcext:value-type="float">
            <text:p>-1.1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143198977506196" calcext:value-type="float">
            <text:p>1.43198977506196E-007</text:p>
          </table:table-cell>
          <table:table-cell/>
          <table:table-cell table:style-name="ce4" table:formula="of:=[.F35]" office:value-type="float" office:value="-0.00000517339716560242" calcext:value-type="float">
            <text:p>-5.17339716560242E-006</text:p>
          </table:table-cell>
          <table:table-cell/>
          <table:table-cell table:formula="of:=[.M59]/[.O59]" office:value-type="float" office:value="-0.0276798731901576" calcext:value-type="float">
            <text:p>-0.0276798732</text:p>
          </table:table-cell>
          <table:table-cell table:formula="of:=[.M59]-[.O59]" office:value-type="float" office:value="0.00000531659614310862" calcext:value-type="float">
            <text:p>5.3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66032987524568" calcext:value-type="float">
            <text:p>1.6603298752</text:p>
          </table:table-cell>
          <table:table-cell/>
          <table:table-cell table:style-name="ce4" table:formula="of:=[.F36]" office:value-type="float" office:value="1.66032987354705" calcext:value-type="float">
            <text:p>1.6603298735</text:p>
          </table:table-cell>
          <table:table-cell/>
          <table:table-cell table:formula="of:=[.M60]/[.O60]" office:value-type="float" office:value="1.00000000102307" calcext:value-type="float">
            <text:p>1.000000001</text:p>
          </table:table-cell>
          <table:table-cell table:formula="of:=[.M60]-[.O60]" office:value-type="float" office:value="0.00000000169862990340164" calcext:value-type="float">
            <text:p>1.7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6032987524568" calcext:value-type="float">
            <text:p>1.6603298752</text:p>
          </table:table-cell>
          <table:table-cell/>
          <table:table-cell table:style-name="ce4" table:formula="of:=[.F37]" office:value-type="float" office:value="1.66032987354705" calcext:value-type="float">
            <text:p>1.6603298735</text:p>
          </table:table-cell>
          <table:table-cell/>
          <table:table-cell table:formula="of:=[.M61]/[.O61]" office:value-type="float" office:value="1.00000000102307" calcext:value-type="float">
            <text:p>1.000000001</text:p>
          </table:table-cell>
          <table:table-cell table:formula="of:=[.M61]-[.O61]" office:value-type="float" office:value="0.00000000169862990340164" calcext:value-type="float">
            <text:p>1.7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320008328449131" calcext:value-type="float">
            <text:p>3.20008328449131E-009</text:p>
          </table:table-cell>
          <table:table-cell/>
          <table:table-cell table:style-name="ce4" table:formula="of:=[.F38]" office:value-type="float" office:value="-0.000000168843037403575" calcext:value-type="float">
            <text:p>-1.68843037403575E-007</text:p>
          </table:table-cell>
          <table:table-cell/>
          <table:table-cell table:formula="of:=[.M62]/[.O62]" office:value-type="float" office:value="-0.0189530070869452" calcext:value-type="float">
            <text:p>-0.0189530071</text:p>
          </table:table-cell>
          <table:table-cell table:formula="of:=[.M62]-[.O62]" office:value-type="float" office:value="0.000000172043120688066" calcext:value-type="float">
            <text:p>1.7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55.14380784711" calcext:value-type="float">
            <text:p>2455.1438078471</text:p>
          </table:table-cell>
          <table:table-cell/>
          <table:table-cell table:style-name="ce4" table:formula="of:=[.F21]" office:value-type="float" office:value="2455.1438078467" calcext:value-type="float">
            <text:p>2455.1438078467</text:p>
          </table:table-cell>
          <table:table-cell/>
          <table:table-cell table:formula="of:=[.M69]/[.O69]" office:value-type="float" office:value="1.00000000000017" calcext:value-type="float">
            <text:p>1</text:p>
          </table:table-cell>
          <table:table-cell table:formula="of:=[.M69]-[.O69]" office:value-type="float" office:value="0.000000000410182110499591" calcext:value-type="float">
            <text:p>4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55.14380784711" calcext:value-type="float">
            <text:p>2455.1438078471</text:p>
          </table:table-cell>
          <table:table-cell/>
          <table:table-cell table:style-name="ce4" table:formula="of:=[.F22]" office:value-type="float" office:value="2455.1438078467" calcext:value-type="float">
            <text:p>2455.1438078467</text:p>
          </table:table-cell>
          <table:table-cell/>
          <table:table-cell table:formula="of:=[.M70]/[.O70]" office:value-type="float" office:value="1.00000000000017" calcext:value-type="float">
            <text:p>1</text:p>
          </table:table-cell>
          <table:table-cell table:formula="of:=[.M70]-[.O70]" office:value-type="float" office:value="0.000000000410182110499591" calcext:value-type="float">
            <text:p>4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143198977506196" calcext:value-type="float">
            <text:p>1.43198977506196E-007</text:p>
          </table:table-cell>
          <table:table-cell/>
          <table:table-cell table:style-name="ce4" table:formula="of:=[.F23]" office:value-type="float" office:value="-0.0000962962041209409" calcext:value-type="float">
            <text:p>-9.62962041209409E-005</text:p>
          </table:table-cell>
          <table:table-cell/>
          <table:table-cell table:formula="of:=[.M71]/[.O71]" office:value-type="float" office:value="-0.00148706772830161" calcext:value-type="float">
            <text:p>-0.0014870677</text:p>
          </table:table-cell>
          <table:table-cell table:formula="of:=[.M71]-[.O71]" office:value-type="float" office:value="0.0000964394030984471" calcext:value-type="float">
            <text:p>9.64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66032987524568" calcext:value-type="float">
            <text:p>1.6603298752</text:p>
          </table:table-cell>
          <table:table-cell/>
          <table:table-cell table:style-name="ce4" table:formula="of:=[.F24]" office:value-type="float" office:value="1.66032987525009" calcext:value-type="float">
            <text:p>1.6603298753</text:p>
          </table:table-cell>
          <table:table-cell/>
          <table:table-cell table:formula="of:=[.M72]/[.O72]" office:value-type="float" office:value="0.999999999997344" calcext:value-type="float">
            <text:p>1</text:p>
          </table:table-cell>
          <table:table-cell table:formula="of:=[.M72]-[.O72]" office:value-type="float" office:value="-0.00000000000441024994302097" calcext:value-type="float">
            <text:p>-4.41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6032987524568" calcext:value-type="float">
            <text:p>1.6603298752</text:p>
          </table:table-cell>
          <table:table-cell/>
          <table:table-cell table:style-name="ce4" table:formula="of:=[.F25]" office:value-type="float" office:value="1.66032987525009" calcext:value-type="float">
            <text:p>1.6603298753</text:p>
          </table:table-cell>
          <table:table-cell/>
          <table:table-cell table:formula="of:=[.M73]/[.O73]" office:value-type="float" office:value="0.999999999997344" calcext:value-type="float">
            <text:p>1</text:p>
          </table:table-cell>
          <table:table-cell table:formula="of:=[.M73]-[.O73]" office:value-type="float" office:value="-0.00000000000441024994302097" calcext:value-type="float">
            <text:p>-4.41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320008328449131" calcext:value-type="float">
            <text:p>3.20008328449131E-009</text:p>
          </table:table-cell>
          <table:table-cell/>
          <table:table-cell table:style-name="ce4" table:formula="of:=[.F26]" office:value-type="float" office:value="-0.00000313249577541841" calcext:value-type="float">
            <text:p>-3.13249577541841E-006</text:p>
          </table:table-cell>
          <table:table-cell/>
          <table:table-cell table:formula="of:=[.M74]/[.O74]" office:value-type="float" office:value="-0.00102157624907375" calcext:value-type="float">
            <text:p>-0.0010215762</text:p>
          </table:table-cell>
          <table:table-cell table:formula="of:=[.M74]-[.O74]" office:value-type="float" office:value="0.0000031356958587029" calcext:value-type="float">
            <text:p>3.14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55.14380784709" calcext:value-type="float">
            <text:p>2455.1438078471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55.14380784709" calcext:value-type="float">
            <text:p>2455.14380784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693" calcext:value-type="float">
            <text:p>2455.143807846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55.14380784693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55.14380784709" calcext:value-type="float">
            <text:p>2455.1438078471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55.14380784709" calcext:value-type="float">
            <text:p>2455.143807847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693" calcext:value-type="float">
            <text:p>2455.143807846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55.14380784693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19899288075025" calcext:value-type="float">
            <text:p>-0.0001989929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19899288075025" calcext:value-type="float">
            <text:p>1.99E-00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66032987524542" calcext:value-type="float">
            <text:p>1.6603298752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66032987524542" calcext:value-type="float">
            <text:p>1.66032987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24011" calcext:value-type="float">
            <text:p>1.660329875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66032987524011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6032987524542" calcext:value-type="float">
            <text:p>1.6603298752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6032987524542" calcext:value-type="float">
            <text:p>1.66032987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24011" calcext:value-type="float">
            <text:p>1.660329875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6032987524011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647327829783785" calcext:value-type="float">
            <text:p>-6.47327829783785E-006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647327829783785" calcext:value-type="float">
            <text:p>6.47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784693" calcext:value-type="float">
            <text:p>2455.1438078469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163709046319127" calcext:value-type="float">
            <text:p>1.63709046319127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55.14380785208" calcext:value-type="float">
            <text:p>2455.143807852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55.14380785208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784693" calcext:value-type="float">
            <text:p>2455.1438078469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163709046319127" calcext:value-type="float">
            <text:p>1.63709046319127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55.14380785208" calcext:value-type="float">
            <text:p>2455.143807852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55.14380785208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19899288075025" calcext:value-type="float">
            <text:p>-0.000198992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19899288075025" calcext:value-type="float">
            <text:p>0.000198992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523408123663909" calcext:value-type="float">
            <text:p>-5.23408123663909E-006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523408123663909" calcext:value-type="float">
            <text:p>5.23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7524011" calcext:value-type="float">
            <text:p>1.6603298752</text:p>
          </table:table-cell>
          <table:table-cell/>
          <table:table-cell table:style-name="ce3" office:value-type="float" office:value="1.0000000000032" calcext:value-type="float">
            <text:p>1</text:p>
          </table:table-cell>
          <table:table-cell table:style-name="ce3" office:value-type="float" office:value="0.00000000000530864241454765" calcext:value-type="float">
            <text:p>5.30864241454765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66032987517084" calcext:value-type="float">
            <text:p>1.6603298752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66032987517084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7524011" calcext:value-type="float">
            <text:p>1.6603298752</text:p>
          </table:table-cell>
          <table:table-cell/>
          <table:table-cell table:style-name="ce3" office:value-type="float" office:value="1.0000000000032" calcext:value-type="float">
            <text:p>1</text:p>
          </table:table-cell>
          <table:table-cell table:style-name="ce3" office:value-type="float" office:value="0.00000000000530842036994272" calcext:value-type="float">
            <text:p>5.30842036994272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66032987517084" calcext:value-type="float">
            <text:p>1.660329875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66032987517084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647327829783785" calcext:value-type="float">
            <text:p>-6.47327829783785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647327829783785" calcext:value-type="float">
            <text:p>6.47327829783785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170381510094998" calcext:value-type="float">
            <text:p>-1.70381510094998E-007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170381510094998" calcext:value-type="float">
            <text:p>1.7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785208" calcext:value-type="float">
            <text:p>2455.1438078521</text:p>
          </table:table-cell>
          <table:table-cell/>
          <table:table-cell table:style-name="ce3" office:value-type="float" office:value="0.999999999997968" calcext:value-type="float">
            <text:p>1</text:p>
          </table:table-cell>
          <table:table-cell table:style-name="ce3" office:value-type="float" office:value="-0.00000000498994268127717" calcext:value-type="float">
            <text:p>-0.000000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55.14380785208" calcext:value-type="float">
            <text:p>2455.1438078521</text:p>
          </table:table-cell>
          <table:table-cell/>
          <table:table-cell table:style-name="ce4" table:formula="of:=[.F21]" office:value-type="float" office:value="2455.14380784693" calcext:value-type="float">
            <text:p>2455.1438078469</text:p>
          </table:table-cell>
          <table:table-cell/>
          <table:table-cell table:formula="of:=[.M33]/[.O33]" office:value-type="float" office:value="1.0000000000021" calcext:value-type="float">
            <text:p>1</text:p>
          </table:table-cell>
          <table:table-cell table:formula="of:=[.M33]-[.O33]" office:value-type="float" office:value="0.00000000515001374878921" calcext:value-type="float">
            <text:p>5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785208" calcext:value-type="float">
            <text:p>2455.1438078521</text:p>
          </table:table-cell>
          <table:table-cell/>
          <table:table-cell table:style-name="ce3" office:value-type="float" office:value="0.999999999997968" calcext:value-type="float">
            <text:p>1</text:p>
          </table:table-cell>
          <table:table-cell table:style-name="ce3" office:value-type="float" office:value="-0.00000000498994268127717" calcext:value-type="float">
            <text:p>-0.000000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55.14380785208" calcext:value-type="float">
            <text:p>2455.1438078521</text:p>
          </table:table-cell>
          <table:table-cell/>
          <table:table-cell table:style-name="ce4" table:formula="of:=[.F22]" office:value-type="float" office:value="2455.14380784693" calcext:value-type="float">
            <text:p>2455.1438078469</text:p>
          </table:table-cell>
          <table:table-cell/>
          <table:table-cell table:formula="of:=[.M34]/[.O34]" office:value-type="float" office:value="1.0000000000021" calcext:value-type="float">
            <text:p>1</text:p>
          </table:table-cell>
          <table:table-cell table:formula="of:=[.M34]-[.O34]" office:value-type="float" office:value="0.00000000515001374878921" calcext:value-type="float">
            <text:p>5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523408123663909" calcext:value-type="float">
            <text:p>-5.23408123663909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523408123663909" calcext:value-type="float">
            <text:p>5.23408123663909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523408123663909" calcext:value-type="float">
            <text:p>-5.23408123663909E-006</text:p>
          </table:table-cell>
          <table:table-cell/>
          <table:table-cell table:style-name="ce4" table:formula="of:=[.F23]" office:value-type="float" office:value="-0.00019899288075025" calcext:value-type="float">
            <text:p>-0.0001989929</text:p>
          </table:table-cell>
          <table:table-cell/>
          <table:table-cell table:formula="of:=[.M35]/[.O35]" office:value-type="float" office:value="0.026302856749977" calcext:value-type="float">
            <text:p>0.0263028567</text:p>
          </table:table-cell>
          <table:table-cell table:formula="of:=[.M35]-[.O35]" office:value-type="float" office:value="0.000193758799513611" calcext:value-type="float">
            <text:p>1.94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7517084" calcext:value-type="float">
            <text:p>1.6603298752</text:p>
          </table:table-cell>
          <table:table-cell/>
          <table:table-cell table:style-name="ce3" office:value-type="float" office:value="1.00000000004492" calcext:value-type="float">
            <text:p>1</text:p>
          </table:table-cell>
          <table:table-cell table:style-name="ce3" office:value-type="float" office:value="0.0000000000745838946158983" calcext:value-type="float">
            <text:p>7.4583894615898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66032987517084" calcext:value-type="float">
            <text:p>1.6603298752</text:p>
          </table:table-cell>
          <table:table-cell/>
          <table:table-cell table:style-name="ce4" table:formula="of:=[.F24]" office:value-type="float" office:value="1.66032987524011" calcext:value-type="float">
            <text:p>1.6603298752</text:p>
          </table:table-cell>
          <table:table-cell/>
          <table:table-cell table:formula="of:=[.M36]/[.O36]" office:value-type="float" office:value="0.999999999958279" calcext:value-type="float">
            <text:p>1</text:p>
          </table:table-cell>
          <table:table-cell table:formula="of:=[.M36]-[.O36]" office:value-type="float" office:value="-0.0000000000692701451754374" calcext:value-type="float">
            <text:p>-6.9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7517084" calcext:value-type="float">
            <text:p>1.6603298752</text:p>
          </table:table-cell>
          <table:table-cell/>
          <table:table-cell table:style-name="ce3" office:value-type="float" office:value="1.00000000004492" calcext:value-type="float">
            <text:p>1</text:p>
          </table:table-cell>
          <table:table-cell table:style-name="ce3" office:value-type="float" office:value="0.0000000000745838946158983" calcext:value-type="float">
            <text:p>7.4583894615898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66032987517084" calcext:value-type="float">
            <text:p>1.6603298752</text:p>
          </table:table-cell>
          <table:table-cell/>
          <table:table-cell table:style-name="ce4" table:formula="of:=[.F25]" office:value-type="float" office:value="1.66032987524011" calcext:value-type="float">
            <text:p>1.6603298752</text:p>
          </table:table-cell>
          <table:table-cell/>
          <table:table-cell table:formula="of:=[.M37]/[.O37]" office:value-type="float" office:value="0.999999999958279" calcext:value-type="float">
            <text:p>1</text:p>
          </table:table-cell>
          <table:table-cell table:formula="of:=[.M37]-[.O37]" office:value-type="float" office:value="-0.0000000000692701451754374" calcext:value-type="float">
            <text:p>-6.9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170381510094998" calcext:value-type="float">
            <text:p>-1.70381510094998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70381510094998" calcext:value-type="float">
            <text:p>1.70381510094998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170381510094998" calcext:value-type="float">
            <text:p>-1.70381510094998E-007</text:p>
          </table:table-cell>
          <table:table-cell/>
          <table:table-cell table:style-name="ce4" table:formula="of:=[.F26]" office:value-type="float" office:value="-0.00000647327829783785" calcext:value-type="float">
            <text:p>-6.47327829783785E-006</text:p>
          </table:table-cell>
          <table:table-cell/>
          <table:table-cell table:formula="of:=[.M38]/[.O38]" office:value-type="float" office:value="0.0263207454176514" calcext:value-type="float">
            <text:p>0.0263207454</text:p>
          </table:table-cell>
          <table:table-cell table:formula="of:=[.M38]-[.O38]" office:value-type="float" office:value="0.00000630289678774285" calcext:value-type="float">
            <text:p>6.3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864019966684282" calcext:value-type="float">
            <text:p>-8.6401996668428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55.1438078471" calcext:value-type="float">
            <text:p>2455.143807847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55.143807847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864019966684282" calcext:value-type="float">
            <text:p>-8.6401996668428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55.1438078471" calcext:value-type="float">
            <text:p>2455.143807847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55.143807847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675161251110697" calcext:value-type="float">
            <text:p>-6.75161251110697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675161251110697" calcext:value-type="float">
            <text:p>6.7516125111069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675161251110697" calcext:value-type="float">
            <text:p>-6.75161251110697E-006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675161251110697" calcext:value-type="float">
            <text:p>6.7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7524575" calcext:value-type="float">
            <text:p>1.6603298752</text:p>
          </table:table-cell>
          <table:table-cell/>
          <table:table-cell table:style-name="ce3" office:value-type="float" office:value="0.999999999999803" calcext:value-type="float">
            <text:p>1</text:p>
          </table:table-cell>
          <table:table-cell table:style-name="ce3" office:value-type="float" office:value="-0.000000000000327293747659496" calcext:value-type="float">
            <text:p>-3.27293747659496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66032987524575" calcext:value-type="float">
            <text:p>1.660329875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66032987524575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7524575" calcext:value-type="float">
            <text:p>1.6603298752</text:p>
          </table:table-cell>
          <table:table-cell/>
          <table:table-cell table:style-name="ce3" office:value-type="float" office:value="0.999999999999803" calcext:value-type="float">
            <text:p>1</text:p>
          </table:table-cell>
          <table:table-cell table:style-name="ce3" office:value-type="float" office:value="-0.000000000000327071703054571" calcext:value-type="float">
            <text:p>-3.27071703054571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66032987524575" calcext:value-type="float">
            <text:p>1.6603298752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66032987524575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219966503850595" calcext:value-type="float">
            <text:p>-0.00000022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219966503850595" calcext:value-type="float">
            <text:p>0.0000002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0.000000219966503850595" calcext:value-type="float">
            <text:p>-0.00000022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000000219966503850595" calcext:value-type="float">
            <text:p>2.2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1" calcext:value-type="float">
            <text:p>100.3578251624</text:p>
          </table:table-cell>
          <table:table-cell/>
          <table:table-cell table:style-name="ce3" office:value-type="float" office:value="0.999999999999976" calcext:value-type="float">
            <text:p>1</text:p>
          </table:table-cell>
          <table:table-cell table:style-name="ce3" office:value-type="float" office:value="-0.00000000000235900188272353" calcext:value-type="float">
            <text:p>-2.35900188272353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21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21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506" calcext:value-type="float">
            <text:p>250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55.1438078471" calcext:value-type="float">
            <text:p>2455.1438078471</text:p>
          </table:table-cell>
          <table:table-cell/>
          <table:table-cell table:style-name="ce4" table:formula="of:=[.F33]" office:value-type="float" office:value="2455.14380785208" calcext:value-type="float">
            <text:p>2455.1438078521</text:p>
          </table:table-cell>
          <table:table-cell/>
          <table:table-cell table:formula="of:=[.M57]/[.O57]" office:value-type="float" office:value="0.999999999997972" calcext:value-type="float">
            <text:p>1</text:p>
          </table:table-cell>
          <table:table-cell table:formula="of:=[.M57]-[.O57]" office:value-type="float" office:value="-0.00000000497993823955767" calcext:value-type="float">
            <text:p>-4.9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55.1438078471" calcext:value-type="float">
            <text:p>2455.1438078471</text:p>
          </table:table-cell>
          <table:table-cell/>
          <table:table-cell table:style-name="ce4" table:formula="of:=[.F34]" office:value-type="float" office:value="2455.14380785208" calcext:value-type="float">
            <text:p>2455.1438078521</text:p>
          </table:table-cell>
          <table:table-cell/>
          <table:table-cell table:formula="of:=[.M58]/[.O58]" office:value-type="float" office:value="0.999999999997972" calcext:value-type="float">
            <text:p>1</text:p>
          </table:table-cell>
          <table:table-cell table:formula="of:=[.M58]-[.O58]" office:value-type="float" office:value="-0.00000000497993823955767" calcext:value-type="float">
            <text:p>-4.9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675161251110697" calcext:value-type="float">
            <text:p>-6.75161251110697E-006</text:p>
          </table:table-cell>
          <table:table-cell/>
          <table:table-cell table:style-name="ce4" table:formula="of:=[.F35]" office:value-type="float" office:value="-0.00000523408123663909" calcext:value-type="float">
            <text:p>-5.23408123663909E-006</text:p>
          </table:table-cell>
          <table:table-cell/>
          <table:table-cell table:formula="of:=[.M59]/[.O59]" office:value-type="float" office:value="1.28993269417467" calcext:value-type="float">
            <text:p>1.2899326942</text:p>
          </table:table-cell>
          <table:table-cell table:formula="of:=[.M59]-[.O59]" office:value-type="float" office:value="-0.00000151753127446788" calcext:value-type="float">
            <text:p>-1.5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66032987524575" calcext:value-type="float">
            <text:p>1.6603298752</text:p>
          </table:table-cell>
          <table:table-cell/>
          <table:table-cell table:style-name="ce4" table:formula="of:=[.F36]" office:value-type="float" office:value="1.66032987517084" calcext:value-type="float">
            <text:p>1.6603298752</text:p>
          </table:table-cell>
          <table:table-cell/>
          <table:table-cell table:formula="of:=[.M60]/[.O60]" office:value-type="float" office:value="1.00000000004512" calcext:value-type="float">
            <text:p>1</text:p>
          </table:table-cell>
          <table:table-cell table:formula="of:=[.M60]-[.O60]" office:value-type="float" office:value="0.0000000000749100781405332" calcext:value-type="float">
            <text:p>7.49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6032987524575" calcext:value-type="float">
            <text:p>1.6603298752</text:p>
          </table:table-cell>
          <table:table-cell/>
          <table:table-cell table:style-name="ce4" table:formula="of:=[.F37]" office:value-type="float" office:value="1.66032987517084" calcext:value-type="float">
            <text:p>1.6603298752</text:p>
          </table:table-cell>
          <table:table-cell/>
          <table:table-cell table:formula="of:=[.M61]/[.O61]" office:value-type="float" office:value="1.00000000004512" calcext:value-type="float">
            <text:p>1</text:p>
          </table:table-cell>
          <table:table-cell table:formula="of:=[.M61]-[.O61]" office:value-type="float" office:value="0.0000000000749100781405332" calcext:value-type="float">
            <text:p>7.49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219966503850595" calcext:value-type="float">
            <text:p>-0.00000022</text:p>
          </table:table-cell>
          <table:table-cell/>
          <table:table-cell table:style-name="ce4" table:formula="of:=[.F38]" office:value-type="float" office:value="-0.000000170381510094998" calcext:value-type="float">
            <text:p>-1.70381510094998E-007</text:p>
          </table:table-cell>
          <table:table-cell/>
          <table:table-cell table:formula="of:=[.M62]/[.O62]" office:value-type="float" office:value="1.29102332599324" calcext:value-type="float">
            <text:p>1.291023326</text:p>
          </table:table-cell>
          <table:table-cell table:formula="of:=[.M62]-[.O62]" office:value-type="float" office:value="-0.000000049584993755597" calcext:value-type="float">
            <text:p>-4.9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1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.00000000000002" calcext:value-type="float">
            <text:p>1</text:p>
          </table:table-cell>
          <table:table-cell table:formula="of:=[.M63]-[.O63]" office:value-type="float" office:value="0.00000000000198951966012828" calcext:value-type="float">
            <text:p>1.99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55.1438078471" calcext:value-type="float">
            <text:p>2455.1438078471</text:p>
          </table:table-cell>
          <table:table-cell/>
          <table:table-cell table:style-name="ce4" table:formula="of:=[.F21]" office:value-type="float" office:value="2455.14380784693" calcext:value-type="float">
            <text:p>2455.1438078469</text:p>
          </table:table-cell>
          <table:table-cell/>
          <table:table-cell table:formula="of:=[.M69]/[.O69]" office:value-type="float" office:value="1.00000000000007" calcext:value-type="float">
            <text:p>1</text:p>
          </table:table-cell>
          <table:table-cell table:formula="of:=[.M69]-[.O69]" office:value-type="float" office:value="0.000000000170075509231538" calcext:value-type="float">
            <text:p>1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55.1438078471" calcext:value-type="float">
            <text:p>2455.1438078471</text:p>
          </table:table-cell>
          <table:table-cell/>
          <table:table-cell table:style-name="ce4" table:formula="of:=[.F22]" office:value-type="float" office:value="2455.14380784693" calcext:value-type="float">
            <text:p>2455.1438078469</text:p>
          </table:table-cell>
          <table:table-cell/>
          <table:table-cell table:formula="of:=[.M70]/[.O70]" office:value-type="float" office:value="1.00000000000007" calcext:value-type="float">
            <text:p>1</text:p>
          </table:table-cell>
          <table:table-cell table:formula="of:=[.M70]-[.O70]" office:value-type="float" office:value="0.000000000170075509231538" calcext:value-type="float">
            <text:p>1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675161251110697" calcext:value-type="float">
            <text:p>-6.75161251110697E-006</text:p>
          </table:table-cell>
          <table:table-cell/>
          <table:table-cell table:style-name="ce4" table:formula="of:=[.F23]" office:value-type="float" office:value="-0.00019899288075025" calcext:value-type="float">
            <text:p>-0.0001989929</text:p>
          </table:table-cell>
          <table:table-cell/>
          <table:table-cell table:formula="of:=[.M71]/[.O71]" office:value-type="float" office:value="0.0339289148719884" calcext:value-type="float">
            <text:p>0.0339289149</text:p>
          </table:table-cell>
          <table:table-cell table:formula="of:=[.M71]-[.O71]" office:value-type="float" office:value="0.000192241268239143" calcext:value-type="float">
            <text:p>1.92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66032987524575" calcext:value-type="float">
            <text:p>1.6603298752</text:p>
          </table:table-cell>
          <table:table-cell/>
          <table:table-cell table:style-name="ce4" table:formula="of:=[.F24]" office:value-type="float" office:value="1.66032987524011" calcext:value-type="float">
            <text:p>1.6603298752</text:p>
          </table:table-cell>
          <table:table-cell/>
          <table:table-cell table:formula="of:=[.M72]/[.O72]" office:value-type="float" office:value="1.0000000000034" calcext:value-type="float">
            <text:p>1</text:p>
          </table:table-cell>
          <table:table-cell table:formula="of:=[.M72]-[.O72]" office:value-type="float" office:value="0.0000000000056399329650958" calcext:value-type="float">
            <text:p>5.64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6032987524575" calcext:value-type="float">
            <text:p>1.6603298752</text:p>
          </table:table-cell>
          <table:table-cell/>
          <table:table-cell table:style-name="ce4" table:formula="of:=[.F25]" office:value-type="float" office:value="1.66032987524011" calcext:value-type="float">
            <text:p>1.6603298752</text:p>
          </table:table-cell>
          <table:table-cell/>
          <table:table-cell table:formula="of:=[.M73]/[.O73]" office:value-type="float" office:value="1.0000000000034" calcext:value-type="float">
            <text:p>1</text:p>
          </table:table-cell>
          <table:table-cell table:formula="of:=[.M73]-[.O73]" office:value-type="float" office:value="0.0000000000056399329650958" calcext:value-type="float">
            <text:p>5.64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219966503850595" calcext:value-type="float">
            <text:p>-0.00000022</text:p>
          </table:table-cell>
          <table:table-cell/>
          <table:table-cell table:style-name="ce4" table:formula="of:=[.F26]" office:value-type="float" office:value="-0.00000647327829783785" calcext:value-type="float">
            <text:p>-6.47327829783785E-006</text:p>
          </table:table-cell>
          <table:table-cell/>
          <table:table-cell table:formula="of:=[.M74]/[.O74]" office:value-type="float" office:value="0.0339806962917176" calcext:value-type="float">
            <text:p>0.0339806963</text:p>
          </table:table-cell>
          <table:table-cell table:formula="of:=[.M74]-[.O74]" office:value-type="float" office:value="0.00000625331179398726" calcext:value-type="float">
            <text:p>6.2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1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.00000000000002" calcext:value-type="float">
            <text:p>1</text:p>
          </table:table-cell>
          <table:table-cell table:formula="of:=[.M75]-[.O75]" office:value-type="float" office:value="0.00000000000198951966012828" calcext:value-type="float">
            <text:p>1.99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708" calcext:value-type="float">
            <text:p>2455.143807847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55.14380784708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708" calcext:value-type="float">
            <text:p>2455.143807847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55.14380784708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688797329262221" calcext:value-type="float">
            <text:p>-6.88797329262221E-005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688797329262221" calcext:value-type="float">
            <text:p>6.89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66032987524568" calcext:value-type="float">
            <text:p>1.6603298752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66032987524568" calcext:value-type="float">
            <text:p>1.66032987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2451" calcext:value-type="float">
            <text:p>1.660329875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6603298752451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6032987524568" calcext:value-type="float">
            <text:p>1.6603298752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6032987524568" calcext:value-type="float">
            <text:p>1.66032987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2451" calcext:value-type="float">
            <text:p>1.660329875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603298752451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224065900736689" calcext:value-type="float">
            <text:p>-2.24065900736689E-006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224065900736689" calcext:value-type="float">
            <text:p>2.24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08" calcext:value-type="float">
            <text:p>2455.1438078471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200088834390044" calcext:value-type="float">
            <text:p>2.00088834390044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55.14380784807" calcext:value-type="float">
            <text:p>2455.143807848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55.1438078480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08" calcext:value-type="float">
            <text:p>2455.1438078471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200088834390044" calcext:value-type="float">
            <text:p>2.0008883439004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55.14380784807" calcext:value-type="float">
            <text:p>2455.143807848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55.1438078480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688797329262221" calcext:value-type="float">
            <text:p>-6.88797329262221E-005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688797329262221" calcext:value-type="float">
            <text:p>6.88797329262221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801561406967089" calcext:value-type="float">
            <text:p>-8.01561406967089E-008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801561406967089" calcext:value-type="float">
            <text:p>8.0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8752451" calcext:value-type="float">
            <text:p>1.6603298752</text:p>
          </table:table-cell>
          <table:table-cell/>
          <table:table-cell table:style-name="ce3" office:value-type="float" office:value="1.00000000000035" calcext:value-type="float">
            <text:p>1</text:p>
          </table:table-cell>
          <table:table-cell table:style-name="ce3" office:value-type="float" office:value="0.000000000000581978909508507" calcext:value-type="float">
            <text:p>5.8197890950850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660329875231" calcext:value-type="float">
            <text:p>1.6603298752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660329875231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8752451" calcext:value-type="float">
            <text:p>1.6603298752</text:p>
          </table:table-cell>
          <table:table-cell/>
          <table:table-cell table:style-name="ce3" office:value-type="float" office:value="1.00000000000035" calcext:value-type="float">
            <text:p>1</text:p>
          </table:table-cell>
          <table:table-cell table:style-name="ce3" office:value-type="float" office:value="0.000000000000582200954113432" calcext:value-type="float">
            <text:p>5.82200954113432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660329875231" calcext:value-type="float">
            <text:p>1.660329875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660329875231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224065900736689" calcext:value-type="float">
            <text:p>-2.24065900736689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224065900736689" calcext:value-type="float">
            <text:p>2.24065900736689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207660480058674" calcext:value-type="float">
            <text:p>-2.07660480058674E-009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207660480058674" calcext:value-type="float">
            <text:p>2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5265128291212" calcext:value-type="float">
            <text:p>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807" calcext:value-type="float">
            <text:p>2455.1438078481</text:p>
          </table:table-cell>
          <table:table-cell/>
          <table:table-cell table:style-name="ce3" office:value-type="float" office:value="0.999999999999603" calcext:value-type="float">
            <text:p>1</text:p>
          </table:table-cell>
          <table:table-cell table:style-name="ce3" office:value-type="float" office:value="-0.000000000974523572949693" calcext:value-type="float">
            <text:p>-0.0000000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55.14380784807" calcext:value-type="float">
            <text:p>2455.1438078481</text:p>
          </table:table-cell>
          <table:table-cell/>
          <table:table-cell table:style-name="ce4" table:formula="of:=[.F21]" office:value-type="float" office:value="2455.14380784708" calcext:value-type="float">
            <text:p>2455.1438078471</text:p>
          </table:table-cell>
          <table:table-cell/>
          <table:table-cell table:formula="of:=[.M33]/[.O33]" office:value-type="float" office:value="1.0000000000004" calcext:value-type="float">
            <text:p>1</text:p>
          </table:table-cell>
          <table:table-cell table:formula="of:=[.M33]-[.O33]" office:value-type="float" office:value="0.000000000989984982879832" calcext:value-type="float">
            <text:p>9.9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807" calcext:value-type="float">
            <text:p>2455.1438078481</text:p>
          </table:table-cell>
          <table:table-cell/>
          <table:table-cell table:style-name="ce3" office:value-type="float" office:value="0.999999999999603" calcext:value-type="float">
            <text:p>1</text:p>
          </table:table-cell>
          <table:table-cell table:style-name="ce3" office:value-type="float" office:value="-0.000000000974523572949693" calcext:value-type="float">
            <text:p>-0.0000000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55.14380784807" calcext:value-type="float">
            <text:p>2455.1438078481</text:p>
          </table:table-cell>
          <table:table-cell/>
          <table:table-cell table:style-name="ce4" table:formula="of:=[.F22]" office:value-type="float" office:value="2455.14380784708" calcext:value-type="float">
            <text:p>2455.1438078471</text:p>
          </table:table-cell>
          <table:table-cell/>
          <table:table-cell table:formula="of:=[.M34]/[.O34]" office:value-type="float" office:value="1.0000000000004" calcext:value-type="float">
            <text:p>1</text:p>
          </table:table-cell>
          <table:table-cell table:formula="of:=[.M34]-[.O34]" office:value-type="float" office:value="0.000000000989984982879832" calcext:value-type="float">
            <text:p>9.9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801561406967089" calcext:value-type="float">
            <text:p>-8.01561406967089E-00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801561406967089" calcext:value-type="float">
            <text:p>8.0156140696708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801561406967089" calcext:value-type="float">
            <text:p>-8.01561406967089E-008</text:p>
          </table:table-cell>
          <table:table-cell/>
          <table:table-cell table:style-name="ce4" table:formula="of:=[.F23]" office:value-type="float" office:value="-0.0000688797329262221" calcext:value-type="float">
            <text:p>-6.88797329262221E-005</text:p>
          </table:table-cell>
          <table:table-cell/>
          <table:table-cell table:formula="of:=[.M35]/[.O35]" office:value-type="float" office:value="0.00116371154897719" calcext:value-type="float">
            <text:p>0.0011637115</text:p>
          </table:table-cell>
          <table:table-cell table:formula="of:=[.M35]-[.O35]" office:value-type="float" office:value="0.0000687995767855254" calcext:value-type="float">
            <text:p>6.88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875231" calcext:value-type="float">
            <text:p>1.6603298752</text:p>
          </table:table-cell>
          <table:table-cell/>
          <table:table-cell table:style-name="ce3" office:value-type="float" office:value="1.00000000000885" calcext:value-type="float">
            <text:p>1</text:p>
          </table:table-cell>
          <table:table-cell table:style-name="ce3" office:value-type="float" office:value="0.0000000000146864742589514" calcext:value-type="float">
            <text:p>1.46864742589514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660329875231" calcext:value-type="float">
            <text:p>1.6603298752</text:p>
          </table:table-cell>
          <table:table-cell/>
          <table:table-cell table:style-name="ce4" table:formula="of:=[.F24]" office:value-type="float" office:value="1.6603298752451" calcext:value-type="float">
            <text:p>1.6603298752</text:p>
          </table:table-cell>
          <table:table-cell/>
          <table:table-cell table:formula="of:=[.M36]/[.O36]" office:value-type="float" office:value="0.999999999991508" calcext:value-type="float">
            <text:p>1</text:p>
          </table:table-cell>
          <table:table-cell table:formula="of:=[.M36]-[.O36]" office:value-type="float" office:value="-0.0000000000140998324127395" calcext:value-type="float">
            <text:p>-1.4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875231" calcext:value-type="float">
            <text:p>1.6603298752</text:p>
          </table:table-cell>
          <table:table-cell/>
          <table:table-cell table:style-name="ce3" office:value-type="float" office:value="1.00000000000885" calcext:value-type="float">
            <text:p>1</text:p>
          </table:table-cell>
          <table:table-cell table:style-name="ce3" office:value-type="float" office:value="0.0000000000146864742589514" calcext:value-type="float">
            <text:p>1.4686474258951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660329875231" calcext:value-type="float">
            <text:p>1.6603298752</text:p>
          </table:table-cell>
          <table:table-cell/>
          <table:table-cell table:style-name="ce4" table:formula="of:=[.F25]" office:value-type="float" office:value="1.6603298752451" calcext:value-type="float">
            <text:p>1.6603298752</text:p>
          </table:table-cell>
          <table:table-cell/>
          <table:table-cell table:formula="of:=[.M37]/[.O37]" office:value-type="float" office:value="0.999999999991508" calcext:value-type="float">
            <text:p>1</text:p>
          </table:table-cell>
          <table:table-cell table:formula="of:=[.M37]-[.O37]" office:value-type="float" office:value="-0.0000000000140998324127395" calcext:value-type="float">
            <text:p>-1.4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207660480058674" calcext:value-type="float">
            <text:p>-2.07660480058674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207660480058674" calcext:value-type="float">
            <text:p>2.0766048005867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207660480058674" calcext:value-type="float">
            <text:p>-2.07660480058674E-009</text:p>
          </table:table-cell>
          <table:table-cell/>
          <table:table-cell table:style-name="ce4" table:formula="of:=[.F26]" office:value-type="float" office:value="-0.00000224065900736689" calcext:value-type="float">
            <text:p>-2.24065900736689E-006</text:p>
          </table:table-cell>
          <table:table-cell/>
          <table:table-cell table:formula="of:=[.M38]/[.O38]" office:value-type="float" office:value="0.000926783055234746" calcext:value-type="float">
            <text:p>0.0009267831</text:p>
          </table:table-cell>
          <table:table-cell table:formula="of:=[.M38]-[.O38]" office:value-type="float" office:value="0.0000022385824025663" calcext:value-type="float">
            <text:p>2.24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ook long: ~42.83 sec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03" calcext:value-type="float">
            <text:p>2455.143807847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659383658785373" calcext:value-type="float">
            <text:p>6.59383658785373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55.14380784703" calcext:value-type="float">
            <text:p>2455.14380784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55.1438078470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03" calcext:value-type="float">
            <text:p>2455.143807847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659383658785373" calcext:value-type="float">
            <text:p>6.59383658785373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55.14380784703" calcext:value-type="float">
            <text:p>2455.14380784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55.1438078470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244299402623063" calcext:value-type="float">
            <text:p>-2.44299402623063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244299402623063" calcext:value-type="float">
            <text:p>2.44299402623063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0244299402623063" calcext:value-type="float">
            <text:p>-2.44299402623063E-007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0244299402623063" calcext:value-type="float">
            <text:p>2.4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87524569" calcext:value-type="float">
            <text:p>1.6603298752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6.88338275267597E-015" calcext:value-type="float">
            <text:p>-6.88338275267597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66032987524569" calcext:value-type="float">
            <text:p>1.660329875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66032987524569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87524569" calcext:value-type="float">
            <text:p>1.6603298752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6.88338275267597E-015" calcext:value-type="float">
            <text:p>-6.88338275267597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66032987524569" calcext:value-type="float">
            <text:p>1.6603298752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66032987524569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722271036332344" calcext:value-type="float">
            <text:p>-7.22271036332344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722271036332344" calcext:value-type="float">
            <text:p>7.2227103633234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0.00000000722271036332344" calcext:value-type="float">
            <text:p>-7.22271036332344E-009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00000000722271036332344" calcext:value-type="float">
            <text:p>7.2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2" calcext:value-type="float">
            <text:p>100.3578251624</text:p>
          </table:table-cell>
          <table:table-cell/>
          <table:table-cell table:style-name="ce3" office:value-type="float" office:value="0.999999999999964" calcext:value-type="float">
            <text:p>1</text:p>
          </table:table-cell>
          <table:table-cell table:style-name="ce3" office:value-type="float" office:value="-0.00000000000362376795237651" calcext:value-type="float">
            <text:p>-3.62376795237651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22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22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4651" calcext:value-type="float">
            <text:p>4465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55.14380784703" calcext:value-type="float">
            <text:p>2455.143807847</text:p>
          </table:table-cell>
          <table:table-cell/>
          <table:table-cell table:style-name="ce4" table:formula="of:=[.F33]" office:value-type="float" office:value="2455.14380784807" calcext:value-type="float">
            <text:p>2455.1438078481</text:p>
          </table:table-cell>
          <table:table-cell/>
          <table:table-cell table:formula="of:=[.M57]/[.O57]" office:value-type="float" office:value="0.999999999999576" calcext:value-type="float">
            <text:p>1</text:p>
          </table:table-cell>
          <table:table-cell table:formula="of:=[.M57]-[.O57]" office:value-type="float" office:value="-0.00000000104000719147734" calcext:value-type="float">
            <text:p>-1.0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55.14380784703" calcext:value-type="float">
            <text:p>2455.143807847</text:p>
          </table:table-cell>
          <table:table-cell/>
          <table:table-cell table:style-name="ce4" table:formula="of:=[.F34]" office:value-type="float" office:value="2455.14380784807" calcext:value-type="float">
            <text:p>2455.1438078481</text:p>
          </table:table-cell>
          <table:table-cell/>
          <table:table-cell table:formula="of:=[.M58]/[.O58]" office:value-type="float" office:value="0.999999999999576" calcext:value-type="float">
            <text:p>1</text:p>
          </table:table-cell>
          <table:table-cell table:formula="of:=[.M58]-[.O58]" office:value-type="float" office:value="-0.00000000104000719147734" calcext:value-type="float">
            <text:p>-1.0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244299402623063" calcext:value-type="float">
            <text:p>-2.44299402623063E-007</text:p>
          </table:table-cell>
          <table:table-cell/>
          <table:table-cell table:style-name="ce4" table:formula="of:=[.F35]" office:value-type="float" office:value="-0.0000000801561406967089" calcext:value-type="float">
            <text:p>-8.01561406967089E-008</text:p>
          </table:table-cell>
          <table:table-cell/>
          <table:table-cell table:formula="of:=[.M59]/[.O59]" office:value-type="float" office:value="3.04779397435602" calcext:value-type="float">
            <text:p>3.0477939744</text:p>
          </table:table-cell>
          <table:table-cell table:formula="of:=[.M59]-[.O59]" office:value-type="float" office:value="-0.000000164143261926354" calcext:value-type="float">
            <text:p>-1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66032987524569" calcext:value-type="float">
            <text:p>1.6603298752</text:p>
          </table:table-cell>
          <table:table-cell/>
          <table:table-cell table:style-name="ce4" table:formula="of:=[.F36]" office:value-type="float" office:value="1.660329875231" calcext:value-type="float">
            <text:p>1.6603298752</text:p>
          </table:table-cell>
          <table:table-cell/>
          <table:table-cell table:formula="of:=[.M60]/[.O60]" office:value-type="float" office:value="1.00000000000885" calcext:value-type="float">
            <text:p>1</text:p>
          </table:table-cell>
          <table:table-cell table:formula="of:=[.M60]-[.O60]" office:value-type="float" office:value="0.0000000000146900269726302" calcext:value-type="float">
            <text:p>1.4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6032987524569" calcext:value-type="float">
            <text:p>1.6603298752</text:p>
          </table:table-cell>
          <table:table-cell/>
          <table:table-cell table:style-name="ce4" table:formula="of:=[.F37]" office:value-type="float" office:value="1.660329875231" calcext:value-type="float">
            <text:p>1.6603298752</text:p>
          </table:table-cell>
          <table:table-cell/>
          <table:table-cell table:formula="of:=[.M61]/[.O61]" office:value-type="float" office:value="1.00000000000885" calcext:value-type="float">
            <text:p>1</text:p>
          </table:table-cell>
          <table:table-cell table:formula="of:=[.M61]-[.O61]" office:value-type="float" office:value="0.0000000000146900269726302" calcext:value-type="float">
            <text:p>1.4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722271036332344" calcext:value-type="float">
            <text:p>-7.22271036332344E-009</text:p>
          </table:table-cell>
          <table:table-cell/>
          <table:table-cell table:style-name="ce4" table:formula="of:=[.F38]" office:value-type="float" office:value="-0.00000000207660480058674" calcext:value-type="float">
            <text:p>-2.07660480058674E-009</text:p>
          </table:table-cell>
          <table:table-cell/>
          <table:table-cell table:formula="of:=[.M62]/[.O62]" office:value-type="float" office:value="3.47813428981898" calcext:value-type="float">
            <text:p>3.4781342898</text:p>
          </table:table-cell>
          <table:table-cell table:formula="of:=[.M62]-[.O62]" office:value-type="float" office:value="-0.0000000051461055627367" calcext:value-type="float">
            <text:p>-5.1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2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4" calcext:value-type="float">
            <text:p>1</text:p>
          </table:table-cell>
          <table:table-cell table:formula="of:=[.M63]-[.O63]" office:value-type="float" office:value="0.00000000000400746102968697" calcext:value-type="float">
            <text:p>4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55.14380784703" calcext:value-type="float">
            <text:p>2455.143807847</text:p>
          </table:table-cell>
          <table:table-cell/>
          <table:table-cell table:style-name="ce4" table:formula="of:=[.F21]" office:value-type="float" office:value="2455.14380784708" calcext:value-type="float">
            <text:p>2455.1438078471</text:p>
          </table:table-cell>
          <table:table-cell/>
          <table:table-cell table:formula="of:=[.M69]/[.O69]" office:value-type="float" office:value="0.99999999999998" calcext:value-type="float">
            <text:p>1</text:p>
          </table:table-cell>
          <table:table-cell table:formula="of:=[.M69]-[.O69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55.14380784703" calcext:value-type="float">
            <text:p>2455.143807847</text:p>
          </table:table-cell>
          <table:table-cell/>
          <table:table-cell table:style-name="ce4" table:formula="of:=[.F22]" office:value-type="float" office:value="2455.14380784708" calcext:value-type="float">
            <text:p>2455.1438078471</text:p>
          </table:table-cell>
          <table:table-cell/>
          <table:table-cell table:formula="of:=[.M70]/[.O70]" office:value-type="float" office:value="0.99999999999998" calcext:value-type="float">
            <text:p>1</text:p>
          </table:table-cell>
          <table:table-cell table:formula="of:=[.M70]-[.O70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244299402623063" calcext:value-type="float">
            <text:p>-2.44299402623063E-007</text:p>
          </table:table-cell>
          <table:table-cell/>
          <table:table-cell table:style-name="ce4" table:formula="of:=[.F23]" office:value-type="float" office:value="-0.0000688797329262221" calcext:value-type="float">
            <text:p>-6.88797329262221E-005</text:p>
          </table:table-cell>
          <table:table-cell/>
          <table:table-cell table:formula="of:=[.M71]/[.O71]" office:value-type="float" office:value="0.00354675304686119" calcext:value-type="float">
            <text:p>0.003546753</text:p>
          </table:table-cell>
          <table:table-cell table:formula="of:=[.M71]-[.O71]" office:value-type="float" office:value="0.000068635433523599" calcext:value-type="float">
            <text:p>6.86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66032987524569" calcext:value-type="float">
            <text:p>1.6603298752</text:p>
          </table:table-cell>
          <table:table-cell/>
          <table:table-cell table:style-name="ce4" table:formula="of:=[.F24]" office:value-type="float" office:value="1.6603298752451" calcext:value-type="float">
            <text:p>1.6603298752</text:p>
          </table:table-cell>
          <table:table-cell/>
          <table:table-cell table:formula="of:=[.M72]/[.O72]" office:value-type="float" office:value="1.00000000000036" calcext:value-type="float">
            <text:p>1</text:p>
          </table:table-cell>
          <table:table-cell table:formula="of:=[.M72]-[.O72]" office:value-type="float" office:value="0.000000000000590194559890733" calcext:value-type="float">
            <text:p>5.9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6032987524569" calcext:value-type="float">
            <text:p>1.6603298752</text:p>
          </table:table-cell>
          <table:table-cell/>
          <table:table-cell table:style-name="ce4" table:formula="of:=[.F25]" office:value-type="float" office:value="1.6603298752451" calcext:value-type="float">
            <text:p>1.6603298752</text:p>
          </table:table-cell>
          <table:table-cell/>
          <table:table-cell table:formula="of:=[.M73]/[.O73]" office:value-type="float" office:value="1.00000000000036" calcext:value-type="float">
            <text:p>1</text:p>
          </table:table-cell>
          <table:table-cell table:formula="of:=[.M73]-[.O73]" office:value-type="float" office:value="0.000000000000590194559890733" calcext:value-type="float">
            <text:p>5.9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722271036332344" calcext:value-type="float">
            <text:p>-7.22271036332344E-009</text:p>
          </table:table-cell>
          <table:table-cell/>
          <table:table-cell table:style-name="ce4" table:formula="of:=[.F26]" office:value-type="float" office:value="-0.00000224065900736689" calcext:value-type="float">
            <text:p>-2.24065900736689E-006</text:p>
          </table:table-cell>
          <table:table-cell/>
          <table:table-cell table:formula="of:=[.M74]/[.O74]" office:value-type="float" office:value="0.00322347592363517" calcext:value-type="float">
            <text:p>0.0032234759</text:p>
          </table:table-cell>
          <table:table-cell table:formula="of:=[.M74]-[.O74]" office:value-type="float" office:value="0.00000223343629700357" calcext:value-type="float">
            <text:p>2.2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2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4" calcext:value-type="float">
            <text:p>1</text:p>
          </table:table-cell>
          <table:table-cell table:formula="of:=[.M75]-[.O75]" office:value-type="float" office:value="0.00000000000400746102968697" calcext:value-type="float">
            <text:p>4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65" calcext:value-type="float">
            <text:p>2455.143807846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55.1438078465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65" calcext:value-type="float">
            <text:p>2455.143807846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55.1438078465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381842130493222" calcext:value-type="float">
            <text:p>-0.000381842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381842130493222" calcext:value-type="float">
            <text:p>3.82E-00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22462" calcext:value-type="float">
            <text:p>1.660329875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66032987522462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22462" calcext:value-type="float">
            <text:p>1.660329875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6032987522462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12421394315921" calcext:value-type="float">
            <text:p>-1.2421394315921E-005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12421394315921" calcext:value-type="float">
            <text:p>1.24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65" calcext:value-type="float">
            <text:p>2455.1438078465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0.000000000605268724029884" calcext:value-type="float">
            <text:p>6.0526872402988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55.14380784716" calcext:value-type="float">
            <text:p>2455.143807847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55.14380784716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65" calcext:value-type="float">
            <text:p>2455.1438078465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0.000000000605268724029884" calcext:value-type="float">
            <text:p>6.05268724029884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55.14380784716" calcext:value-type="float">
            <text:p>2455.143807847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55.14380784716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381842130493222" calcext:value-type="float">
            <text:p>-0.000381842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381842130493222" calcext:value-type="float">
            <text:p>0.000381842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100085813192725" calcext:value-type="float">
            <text:p>-1.00085813192725E-007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100085813192725" calcext:value-type="float">
            <text:p>1.0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2462" calcext:value-type="float">
            <text:p>1.6603298752</text:p>
          </table:table-cell>
          <table:table-cell/>
          <table:table-cell table:style-name="ce3" office:value-type="float" office:value="1.00000000001273" calcext:value-type="float">
            <text:p>1</text:p>
          </table:table-cell>
          <table:table-cell table:style-name="ce3" office:value-type="float" office:value="0.0000000000211430872809615" calcext:value-type="float">
            <text:p>2.1143087280961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66032987524462" calcext:value-type="float">
            <text:p>1.6603298752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66032987524462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2462" calcext:value-type="float">
            <text:p>1.6603298752</text:p>
          </table:table-cell>
          <table:table-cell/>
          <table:table-cell table:style-name="ce3" office:value-type="float" office:value="1.00000000001273" calcext:value-type="float">
            <text:p>1</text:p>
          </table:table-cell>
          <table:table-cell table:style-name="ce3" office:value-type="float" office:value="0.0000000000211428652363566" calcext:value-type="float">
            <text:p>2.11428652363566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66032987524462" calcext:value-type="float">
            <text:p>1.660329875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66032987524462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12421394315921" calcext:value-type="float">
            <text:p>-1.2421394315921E-005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12421394315921" calcext:value-type="float">
            <text:p>1.2421394315921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280518387288651" calcext:value-type="float">
            <text:p>-2.80518387288651E-009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280518387288651" calcext:value-type="float">
            <text:p>2.8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6" calcext:value-type="float">
            <text:p>2455.1438078472</text:p>
          </table:table-cell>
          <table:table-cell/>
          <table:table-cell table:style-name="ce3" office:value-type="float" office:value="0.999999999999977" calcext:value-type="float">
            <text:p>1</text:p>
          </table:table-cell>
          <table:table-cell table:style-name="ce3" office:value-type="float" office:value="-0.0000000000572981662116945" calcext:value-type="float">
            <text:p>-5.72981662116945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55.14380784716" calcext:value-type="float">
            <text:p>2455.1438078472</text:p>
          </table:table-cell>
          <table:table-cell/>
          <table:table-cell table:style-name="ce4" table:formula="of:=[.F21]" office:value-type="float" office:value="2455.1438078465" calcext:value-type="float">
            <text:p>2455.1438078465</text:p>
          </table:table-cell>
          <table:table-cell/>
          <table:table-cell table:formula="of:=[.M33]/[.O33]" office:value-type="float" office:value="1.00000000000027" calcext:value-type="float">
            <text:p>1</text:p>
          </table:table-cell>
          <table:table-cell table:formula="of:=[.M33]-[.O33]" office:value-type="float" office:value="0.000000000660293153487146" calcext:value-type="float">
            <text:p>6.6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6" calcext:value-type="float">
            <text:p>2455.1438078472</text:p>
          </table:table-cell>
          <table:table-cell/>
          <table:table-cell table:style-name="ce3" office:value-type="float" office:value="0.999999999999977" calcext:value-type="float">
            <text:p>1</text:p>
          </table:table-cell>
          <table:table-cell table:style-name="ce3" office:value-type="float" office:value="-0.0000000000572981662116945" calcext:value-type="float">
            <text:p>-5.72981662116945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55.14380784716" calcext:value-type="float">
            <text:p>2455.1438078472</text:p>
          </table:table-cell>
          <table:table-cell/>
          <table:table-cell table:style-name="ce4" table:formula="of:=[.F22]" office:value-type="float" office:value="2455.1438078465" calcext:value-type="float">
            <text:p>2455.1438078465</text:p>
          </table:table-cell>
          <table:table-cell/>
          <table:table-cell table:formula="of:=[.M34]/[.O34]" office:value-type="float" office:value="1.00000000000027" calcext:value-type="float">
            <text:p>1</text:p>
          </table:table-cell>
          <table:table-cell table:formula="of:=[.M34]-[.O34]" office:value-type="float" office:value="0.000000000660293153487146" calcext:value-type="float">
            <text:p>6.6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100085813192725" calcext:value-type="float">
            <text:p>-1.00085813192725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00085813192725" calcext:value-type="float">
            <text:p>1.0008581319272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100085813192725" calcext:value-type="float">
            <text:p>-1.00085813192725E-007</text:p>
          </table:table-cell>
          <table:table-cell/>
          <table:table-cell table:style-name="ce4" table:formula="of:=[.F23]" office:value-type="float" office:value="-0.000381842130493222" calcext:value-type="float">
            <text:p>-0.0003818421</text:p>
          </table:table-cell>
          <table:table-cell/>
          <table:table-cell table:formula="of:=[.M35]/[.O35]" office:value-type="float" office:value="0.000262113070298045" calcext:value-type="float">
            <text:p>0.0002621131</text:p>
          </table:table-cell>
          <table:table-cell table:formula="of:=[.M35]-[.O35]" office:value-type="float" office:value="0.000381742044680029" calcext:value-type="float">
            <text:p>3.82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462" calcext:value-type="float">
            <text:p>1.6603298752</text:p>
          </table:table-cell>
          <table:table-cell/>
          <table:table-cell table:style-name="ce3" office:value-type="float" office:value="1.00000000000069" calcext:value-type="float">
            <text:p>1</text:p>
          </table:table-cell>
          <table:table-cell table:style-name="ce3" office:value-type="float" office:value="0.00000000000114264153694421" calcext:value-type="float">
            <text:p>1.14264153694421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66032987524462" calcext:value-type="float">
            <text:p>1.6603298752</text:p>
          </table:table-cell>
          <table:table-cell/>
          <table:table-cell table:style-name="ce4" table:formula="of:=[.F24]" office:value-type="float" office:value="1.66032987522462" calcext:value-type="float">
            <text:p>1.6603298752</text:p>
          </table:table-cell>
          <table:table-cell/>
          <table:table-cell table:formula="of:=[.M36]/[.O36]" office:value-type="float" office:value="1.00000000001205" calcext:value-type="float">
            <text:p>1</text:p>
          </table:table-cell>
          <table:table-cell table:formula="of:=[.M36]-[.O36]" office:value-type="float" office:value="0.000000000020000001654807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462" calcext:value-type="float">
            <text:p>1.6603298752</text:p>
          </table:table-cell>
          <table:table-cell/>
          <table:table-cell table:style-name="ce3" office:value-type="float" office:value="1.00000000000069" calcext:value-type="float">
            <text:p>1</text:p>
          </table:table-cell>
          <table:table-cell table:style-name="ce3" office:value-type="float" office:value="0.00000000000114219744773436" calcext:value-type="float">
            <text:p>1.14219744773436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66032987524462" calcext:value-type="float">
            <text:p>1.6603298752</text:p>
          </table:table-cell>
          <table:table-cell/>
          <table:table-cell table:style-name="ce4" table:formula="of:=[.F25]" office:value-type="float" office:value="1.66032987522462" calcext:value-type="float">
            <text:p>1.6603298752</text:p>
          </table:table-cell>
          <table:table-cell/>
          <table:table-cell table:formula="of:=[.M37]/[.O37]" office:value-type="float" office:value="1.00000000001205" calcext:value-type="float">
            <text:p>1</text:p>
          </table:table-cell>
          <table:table-cell table:formula="of:=[.M37]-[.O37]" office:value-type="float" office:value="0.000000000020000001654807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280518387288651" calcext:value-type="float">
            <text:p>-2.80518387288651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280518387288651" calcext:value-type="float">
            <text:p>2.80518387288651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280518387288651" calcext:value-type="float">
            <text:p>-2.80518387288651E-009</text:p>
          </table:table-cell>
          <table:table-cell/>
          <table:table-cell table:style-name="ce4" table:formula="of:=[.F26]" office:value-type="float" office:value="-0.000012421394315921" calcext:value-type="float">
            <text:p>-1.2421394315921E-005</text:p>
          </table:table-cell>
          <table:table-cell/>
          <table:table-cell table:formula="of:=[.M38]/[.O38]" office:value-type="float" office:value="0.000225834862137095" calcext:value-type="float">
            <text:p>0.0002258349</text:p>
          </table:table-cell>
          <table:table-cell table:formula="of:=[.M38]-[.O38]" office:value-type="float" office:value="0.0000124185891320481" calcext:value-type="float">
            <text:p>1.24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2632564145606" calcext:value-type="float">
            <text:p>4.263256414560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274" calcext:value-type="float">
            <text:p>3274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77" calcext:value-type="float">
            <text:p>1.660329875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77" calcext:value-type="float">
            <text:p>1.660329875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55.14380784716" calcext:value-type="float">
            <text:p>2455.1438078472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2455.14380784716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55.14380784716" calcext:value-type="float">
            <text:p>2455.1438078472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455.14380784716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100085813192725" calcext:value-type="float">
            <text:p>-1.00085813192725E-007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100085813192725" calcext:value-type="float">
            <text:p>1.0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66032987524462" calcext:value-type="float">
            <text:p>1.6603298752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66032987524462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66032987524462" calcext:value-type="float">
            <text:p>1.6603298752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66032987524462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280518387288651" calcext:value-type="float">
            <text:p>-2.80518387288651E-009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280518387288651" calcext:value-type="float">
            <text:p>2.8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65" calcext:value-type="float">
            <text:p>2455.1438078465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55.1438078465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65" calcext:value-type="float">
            <text:p>2455.143807846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55.1438078465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381842130493222" calcext:value-type="float">
            <text:p>-0.000381842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381842130493222" calcext:value-type="float">
            <text:p>3.82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22462" calcext:value-type="float">
            <text:p>1.6603298752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66032987522462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22462" calcext:value-type="float">
            <text:p>1.6603298752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66032987522462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12421394315921" calcext:value-type="float">
            <text:p>-1.2421394315921E-00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12421394315921" calcext:value-type="float">
            <text:p>1.24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375" calcext:value-type="float">
            <text:p>2455.143807843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55.14380784375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375" calcext:value-type="float">
            <text:p>2455.143807843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55.14380784375" calcext:value-type="float">
            <text:p>-2.46E+003</text:p>
          </table:table-cell>
          <table:table-cell/>
          <table:table-cell table:style-name="ce3" table:formula="of:=SQRT([.D9]*[.D9]+[.D10]*[.D10]+[.D11]*[.D11])" office:value-type="float" office:value="3472.09767063369" calcext:value-type="float">
            <text:p>3472.097670633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09767063369" calcext:value-type="float">
            <text:p>3472.097670633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897855269511445" calcext:value-type="float">
            <text:p>-0.0008978553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897855269511445" calcext:value-type="float">
            <text:p>8.98E-00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12891" calcext:value-type="float">
            <text:p>1.660329875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66032987512891" calcext:value-type="float">
            <text:p>-1.6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12891" calcext:value-type="float">
            <text:p>1.660329875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6032987512891" calcext:value-type="float">
            <text:p>-1.66E+000</text:p>
          </table:table-cell>
          <table:table-cell/>
          <table:table-cell table:style-name="ce3" table:formula="of:=SQRT([.D12]*[.D12]+[.D13]*[.D13]+[.D14]*[.D14])" office:value-type="float" office:value="2.3480610275858" calcext:value-type="float">
            <text:p>2.3480610276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480610275858" calcext:value-type="float">
            <text:p>2.348061027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292073844160832" calcext:value-type="float">
            <text:p>-2.92073844160832E-005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292073844160832" calcext:value-type="float">
            <text:p>2.92E-005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375" calcext:value-type="float">
            <text:p>2455.1438078438</text:p>
          </table:table-cell>
          <table:table-cell/>
          <table:table-cell table:style-name="ce3" office:value-type="float" office:value="1.00000000000136" calcext:value-type="float">
            <text:p>1</text:p>
          </table:table-cell>
          <table:table-cell table:style-name="ce3" office:value-type="float" office:value="0.00000000334739524987526" calcext:value-type="float">
            <text:p>3.34739524987526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55.14380784717" calcext:value-type="float">
            <text:p>2455.143807847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55.14380784717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375" calcext:value-type="float">
            <text:p>2455.1438078438</text:p>
          </table:table-cell>
          <table:table-cell/>
          <table:table-cell table:style-name="ce3" office:value-type="float" office:value="1.00000000000136" calcext:value-type="float">
            <text:p>1</text:p>
          </table:table-cell>
          <table:table-cell table:style-name="ce3" office:value-type="float" office:value="0.00000000334739524987526" calcext:value-type="float">
            <text:p>3.3473952498752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55.14380784717" calcext:value-type="float">
            <text:p>2455.143807847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55.14380784717" calcext:value-type="float">
            <text:p>-2.46E+003</text:p>
          </table:table-cell>
          <table:table-cell/>
          <table:table-cell table:style-name="ce3" table:formula="of:=SQRT([.D21]*[.D21]+[.D22]*[.D22]+[.D23]*[.D23])" office:value-type="float" office:value="3472.09767063369" calcext:value-type="float">
            <text:p>3472.0976706337</text:p>
          </table:table-cell>
          <table:table-cell/>
          <table:table-cell table:style-name="ce3" table:formula="of:=SQRT([.F21]*[.F21]+[.F22]*[.F22]+[.F23]*[.F23])" office:value-type="float" office:value="3472.09767062907" calcext:value-type="float">
            <text:p>3472.0976706291</text:p>
          </table:table-cell>
          <table:table-cell/>
          <table:table-cell table:formula="of:=[.T22]/[.V22]" office:value-type="float" office:value="1.00000000000133" calcext:value-type="float">
            <text:p>1</text:p>
          </table:table-cell>
          <table:table-cell table:formula="of:=[.T22]-[.V22]" office:value-type="float" office:value="0.00000000462205207441002" calcext:value-type="float">
            <text:p>4.62205207441002E-00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897855269511445" calcext:value-type="float">
            <text:p>-0.0008978553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897855269511445" calcext:value-type="float">
            <text:p>0.000897855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12654265755079" calcext:value-type="float">
            <text:p>-1.2654265755079E-007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12654265755079" calcext:value-type="float">
            <text:p>1.27E-00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12891" calcext:value-type="float">
            <text:p>1.6603298751</text:p>
          </table:table-cell>
          <table:table-cell/>
          <table:table-cell table:style-name="ce3" office:value-type="float" office:value="1.00000000007038" calcext:value-type="float">
            <text:p>1.0000000001</text:p>
          </table:table-cell>
          <table:table-cell table:style-name="ce3" office:value-type="float" office:value="0.000000000116860965349019" calcext:value-type="float">
            <text:p>1.16860965349019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66032987524569" calcext:value-type="float">
            <text:p>1.6603298752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66032987524569" calcext:value-type="float">
            <text:p>-1.6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12891" calcext:value-type="float">
            <text:p>1.6603298751</text:p>
          </table:table-cell>
          <table:table-cell/>
          <table:table-cell table:style-name="ce3" office:value-type="float" office:value="1.00000000007038" calcext:value-type="float">
            <text:p>1.0000000001</text:p>
          </table:table-cell>
          <table:table-cell table:style-name="ce3" office:value-type="float" office:value="0.000000000116861187393624" calcext:value-type="float">
            <text:p>1.16861187393624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66032987524569" calcext:value-type="float">
            <text:p>1.660329875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66032987524569" calcext:value-type="float">
            <text:p>-1.66E+000</text:p>
          </table:table-cell>
          <table:table-cell/>
          <table:table-cell table:style-name="ce3" table:formula="of:=SQRT([.D24]*[.D24]+[.D25]*[.D25]+[.D26]*[.D26])" office:value-type="float" office:value="2.3480610275858" calcext:value-type="float">
            <text:p>2.3480610276</text:p>
          </table:table-cell>
          <table:table-cell/>
          <table:table-cell table:style-name="ce3" table:formula="of:=SQRT([.F24]*[.F24]+[.F25]*[.F25]+[.F26]*[.F26])" office:value-type="float" office:value="2.34806102760219" calcext:value-type="float">
            <text:p>2.3480610276</text:p>
          </table:table-cell>
          <table:table-cell/>
          <table:table-cell table:formula="of:=[.T25]/[.V25]" office:value-type="float" office:value="0.99999999999302" calcext:value-type="float">
            <text:p>1</text:p>
          </table:table-cell>
          <table:table-cell table:formula="of:=[.T25]-[.V25]" office:value-type="float" office:value="-0.0000000000163895563787264" calcext:value-type="float">
            <text:p>-1.63895563787264E-01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292073844160832" calcext:value-type="float">
            <text:p>-2.92073844160832E-005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292073844160832" calcext:value-type="float">
            <text:p>2.92073844160832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330824650298273" calcext:value-type="float">
            <text:p>-3.30824650298273E-009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330824650298273" calcext:value-type="float">
            <text:p>3.31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23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23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169" calcext:value-type="float">
            <text:p>169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long: ~ 45.92 sec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7" calcext:value-type="float">
            <text:p>2455.1438078472</text:p>
          </table:table-cell>
          <table:table-cell/>
          <table:table-cell table:style-name="ce3" office:value-type="float" office:value="0.999999999999973" calcext:value-type="float">
            <text:p>1</text:p>
          </table:table-cell>
          <table:table-cell table:style-name="ce3" office:value-type="float" office:value="-0.0000000000668478605803102" calcext:value-type="float">
            <text:p>-6.68478605803102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55.14380784717" calcext:value-type="float">
            <text:p>2455.1438078472</text:p>
          </table:table-cell>
          <table:table-cell/>
          <table:table-cell table:style-name="ce4" table:formula="of:=[.F21]" office:value-type="float" office:value="2455.14380784375" calcext:value-type="float">
            <text:p>2455.1438078438</text:p>
          </table:table-cell>
          <table:table-cell/>
          <table:table-cell table:formula="of:=[.M33]/[.O33]" office:value-type="float" office:value="1.00000000000139" calcext:value-type="float">
            <text:p>1</text:p>
          </table:table-cell>
          <table:table-cell table:formula="of:=[.M33]-[.O33]" office:value-type="float" office:value="0.0000000034201548260171" calcext:value-type="float">
            <text:p>3.42E-009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7" calcext:value-type="float">
            <text:p>2455.1438078472</text:p>
          </table:table-cell>
          <table:table-cell/>
          <table:table-cell table:style-name="ce3" office:value-type="float" office:value="0.999999999999973" calcext:value-type="float">
            <text:p>1</text:p>
          </table:table-cell>
          <table:table-cell table:style-name="ce3" office:value-type="float" office:value="-0.0000000000668478605803102" calcext:value-type="float">
            <text:p>-6.68478605803102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55.14380784717" calcext:value-type="float">
            <text:p>2455.1438078472</text:p>
          </table:table-cell>
          <table:table-cell/>
          <table:table-cell table:style-name="ce4" table:formula="of:=[.F22]" office:value-type="float" office:value="2455.14380784375" calcext:value-type="float">
            <text:p>2455.1438078438</text:p>
          </table:table-cell>
          <table:table-cell/>
          <table:table-cell table:formula="of:=[.M34]/[.O34]" office:value-type="float" office:value="1.00000000000139" calcext:value-type="float">
            <text:p>1</text:p>
          </table:table-cell>
          <table:table-cell table:formula="of:=[.M34]-[.O34]" office:value-type="float" office:value="0.0000000034201548260171" calcext:value-type="float">
            <text:p>3.42E-009</text:p>
          </table:table-cell>
          <table:table-cell/>
          <table:table-cell table:style-name="ce3" table:formula="of:=SQRT([.D33]*[.D33]+[.D34]*[.D34]+[.D35]*[.D35])" office:value-type="float" office:value="3472.09767063369" calcext:value-type="float">
            <text:p>3472.0976706337</text:p>
          </table:table-cell>
          <table:table-cell/>
          <table:table-cell table:style-name="ce3" table:formula="of:=SQRT([.F33]*[.F33]+[.F34]*[.F34]+[.F35]*[.F35])" office:value-type="float" office:value="3472.09767063379" calcext:value-type="float">
            <text:p>3472.0976706338</text:p>
          </table:table-cell>
          <table:table-cell/>
          <table:table-cell table:formula="of:=[.T34]/[.V34]" office:value-type="float" office:value="0.999999999999972" calcext:value-type="float">
            <text:p>1</text:p>
          </table:table-cell>
          <table:table-cell table:formula="of:=[.T34]-[.V34]" office:value-type="float" office:value="-0.0000000000986801751423627" calcext:value-type="float">
            <text:p>-9.86801751423627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12654265755079" calcext:value-type="float">
            <text:p>-1.2654265755079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2654265755079" calcext:value-type="float">
            <text:p>1.2654265755079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12654265755079" calcext:value-type="float">
            <text:p>-1.2654265755079E-007</text:p>
          </table:table-cell>
          <table:table-cell/>
          <table:table-cell table:style-name="ce4" table:formula="of:=[.F23]" office:value-type="float" office:value="-0.000897855269511445" calcext:value-type="float">
            <text:p>-0.0008978553</text:p>
          </table:table-cell>
          <table:table-cell/>
          <table:table-cell table:formula="of:=[.M35]/[.O35]" office:value-type="float" office:value="0.000140938814804357" calcext:value-type="float">
            <text:p>0.0001409388</text:p>
          </table:table-cell>
          <table:table-cell table:formula="of:=[.M35]-[.O35]" office:value-type="float" office:value="0.000897728726853894" calcext:value-type="float">
            <text:p>8.98E-00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569" calcext:value-type="float">
            <text:p>1.6603298752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0000734967642301854" calcext:value-type="float">
            <text:p>7.34967642301854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66032987524569" calcext:value-type="float">
            <text:p>1.6603298752</text:p>
          </table:table-cell>
          <table:table-cell/>
          <table:table-cell table:style-name="ce4" table:formula="of:=[.F24]" office:value-type="float" office:value="1.66032987512891" calcext:value-type="float">
            <text:p>1.6603298751</text:p>
          </table:table-cell>
          <table:table-cell/>
          <table:table-cell table:formula="of:=[.M36]/[.O36]" office:value-type="float" office:value="1.00000000007034" calcext:value-type="float">
            <text:p>1.0000000001</text:p>
          </table:table-cell>
          <table:table-cell table:formula="of:=[.M36]-[.O36]" office:value-type="float" office:value="0.000000000116780141112827" calcext:value-type="float">
            <text:p>1.17E-01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569" calcext:value-type="float">
            <text:p>1.6603298752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0000737188088351104" calcext:value-type="float">
            <text:p>7.37188088351104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66032987524569" calcext:value-type="float">
            <text:p>1.6603298752</text:p>
          </table:table-cell>
          <table:table-cell/>
          <table:table-cell table:style-name="ce4" table:formula="of:=[.F25]" office:value-type="float" office:value="1.66032987512891" calcext:value-type="float">
            <text:p>1.6603298751</text:p>
          </table:table-cell>
          <table:table-cell/>
          <table:table-cell table:formula="of:=[.M37]/[.O37]" office:value-type="float" office:value="1.00000000007034" calcext:value-type="float">
            <text:p>1.0000000001</text:p>
          </table:table-cell>
          <table:table-cell table:formula="of:=[.M37]-[.O37]" office:value-type="float" office:value="0.000000000116780141112827" calcext:value-type="float">
            <text:p>1.17E-010</text:p>
          </table:table-cell>
          <table:table-cell/>
          <table:table-cell table:style-name="ce3" table:formula="of:=SQRT([.D36]*[.D36]+[.D37]*[.D37]+[.D38]*[.D38])" office:value-type="float" office:value="2.3480610275858" calcext:value-type="float">
            <text:p>2.3480610276</text:p>
          </table:table-cell>
          <table:table-cell/>
          <table:table-cell table:style-name="ce3" table:formula="of:=SQRT([.F36]*[.F36]+[.F37]*[.F37]+[.F38]*[.F38])" office:value-type="float" office:value="2.34806102758568" calcext:value-type="float">
            <text:p>2.3480610276</text:p>
          </table:table-cell>
          <table:table-cell/>
          <table:table-cell table:formula="of:=[.T37]/[.V37]" office:value-type="float" office:value="1.00000000000005" calcext:value-type="float">
            <text:p>1</text:p>
          </table:table-cell>
          <table:table-cell table:formula="of:=[.T37]-[.V37]" office:value-type="float" office:value="0.000000000000112798659301916" calcext:value-type="float">
            <text:p>1.12798659301916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330824650298273" calcext:value-type="float">
            <text:p>-3.30824650298273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330824650298273" calcext:value-type="float">
            <text:p>3.30824650298273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330824650298273" calcext:value-type="float">
            <text:p>-3.30824650298273E-009</text:p>
          </table:table-cell>
          <table:table-cell/>
          <table:table-cell table:style-name="ce4" table:formula="of:=[.F26]" office:value-type="float" office:value="-0.0000292073844160832" calcext:value-type="float">
            <text:p>-2.92073844160832E-005</text:p>
          </table:table-cell>
          <table:table-cell/>
          <table:table-cell table:formula="of:=[.M38]/[.O38]" office:value-type="float" office:value="0.000113267468796728" calcext:value-type="float">
            <text:p>0.0001132675</text:p>
          </table:table-cell>
          <table:table-cell table:formula="of:=[.M38]-[.O38]" office:value-type="float" office:value="0.0000292040761695802" calcext:value-type="float">
            <text:p>2.92E-0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3" calcext:value-type="float">
            <text:p>100.3578251624</text:p>
          </table:table-cell>
          <table:table-cell/>
          <table:table-cell table:style-name="ce3" office:value-type="float" office:value="0.999999999999959" calcext:value-type="float">
            <text:p>1</text:p>
          </table:table-cell>
          <table:table-cell table:style-name="ce3" office:value-type="float" office:value="-0.00000000000413535872212378" calcext:value-type="float">
            <text:p>-4.1353587221237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23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5" calcext:value-type="float">
            <text:p>1</text:p>
          </table:table-cell>
          <table:table-cell table:formula="of:=[.M39]-[.O39]" office:value-type="float" office:value="0.00000000000500222085975111" calcext:value-type="float">
            <text:p>5.00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6305" calcext:value-type="float">
            <text:p>4630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72.09767063369" calcext:value-type="float">
            <text:p>3472.0976706337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72.09767063369" calcext:value-type="float">
            <text:p>3472.097670633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77" calcext:value-type="float">
            <text:p>1.660329875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77" calcext:value-type="float">
            <text:p>1.660329875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3480610275858" calcext:value-type="float">
            <text:p>2.3480610276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3480610275858" calcext:value-type="float">
            <text:p>2.348061027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55.14380784717" calcext:value-type="float">
            <text:p>2455.1438078472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2455.14380784717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55.14380784717" calcext:value-type="float">
            <text:p>2455.1438078472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455.14380784717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12654265755079" calcext:value-type="float">
            <text:p>-1.2654265755079E-007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12654265755079" calcext:value-type="float">
            <text:p>1.27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66032987524569" calcext:value-type="float">
            <text:p>1.6603298752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66032987524569" calcext:value-type="float">
            <text:p>-1.6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66032987524569" calcext:value-type="float">
            <text:p>1.6603298752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66032987524569" calcext:value-type="float">
            <text:p>-1.6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330824650298273" calcext:value-type="float">
            <text:p>-3.30824650298273E-009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330824650298273" calcext:value-type="float">
            <text:p>3.31E-0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23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23" calcext:value-type="float">
            <text:p>-1.00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375" calcext:value-type="float">
            <text:p>2455.143807843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55.14380784375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375" calcext:value-type="float">
            <text:p>2455.143807843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55.14380784375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897855269511445" calcext:value-type="float">
            <text:p>-0.0008978553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897855269511445" calcext:value-type="float">
            <text:p>8.98E-0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12891" calcext:value-type="float">
            <text:p>1.660329875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66032987512891" calcext:value-type="float">
            <text:p>-1.6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12891" calcext:value-type="float">
            <text:p>1.660329875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66032987512891" calcext:value-type="float">
            <text:p>-1.6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292073844160832" calcext:value-type="float">
            <text:p>-2.92073844160832E-00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292073844160832" calcext:value-type="float">
            <text:p>2.92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312" calcext:value-type="float">
            <text:p>2455.143807843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55.14380784312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312" calcext:value-type="float">
            <text:p>2455.143807843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55.14380784312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980365770056021" calcext:value-type="float">
            <text:p>-0.0009803658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980365770056021" calcext:value-type="float">
            <text:p>9.80E-00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10639" calcext:value-type="float">
            <text:p>1.660329875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66032987510639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10639" calcext:value-type="float">
            <text:p>1.660329875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6032987510639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318914664026545" calcext:value-type="float">
            <text:p>-3.18914664026545E-005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318914664026545" calcext:value-type="float">
            <text:p>3.19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312" calcext:value-type="float">
            <text:p>2455.1438078431</text:p>
          </table:table-cell>
          <table:table-cell/>
          <table:table-cell table:style-name="ce3" office:value-type="float" office:value="1.00000000000162" calcext:value-type="float">
            <text:p>1</text:p>
          </table:table-cell>
          <table:table-cell table:style-name="ce3" office:value-type="float" office:value="0.00000000398404154111631" calcext:value-type="float">
            <text:p>0.00000000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312" calcext:value-type="float">
            <text:p>2455.1438078431</text:p>
          </table:table-cell>
          <table:table-cell/>
          <table:table-cell table:style-name="ce3" office:value-type="float" office:value="1.00000000000162" calcext:value-type="float">
            <text:p>1</text:p>
          </table:table-cell>
          <table:table-cell table:style-name="ce3" office:value-type="float" office:value="0.00000000398404154111631" calcext:value-type="float">
            <text:p>0.00000000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980365770056021" calcext:value-type="float">
            <text:p>-0.000980365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980365770056021" calcext:value-type="float">
            <text:p>0.000980365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10639" calcext:value-type="float">
            <text:p>1.6603298751</text:p>
          </table:table-cell>
          <table:table-cell/>
          <table:table-cell table:style-name="ce3" office:value-type="float" office:value="1.00000000008395" calcext:value-type="float">
            <text:p>1.0000000001</text:p>
          </table:table-cell>
          <table:table-cell table:style-name="ce3" office:value-type="float" office:value="0.000000000139376510333022" calcext:value-type="float">
            <text:p>1.39376510333022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10639" calcext:value-type="float">
            <text:p>1.6603298751</text:p>
          </table:table-cell>
          <table:table-cell/>
          <table:table-cell table:style-name="ce3" office:value-type="float" office:value="1.00000000008394" calcext:value-type="float">
            <text:p>1.0000000001</text:p>
          </table:table-cell>
          <table:table-cell table:style-name="ce3" office:value-type="float" office:value="0.000000000139375622154603" calcext:value-type="float">
            <text:p>1.39375622154603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318914664026545" calcext:value-type="float">
            <text:p>-3.18914664026545E-005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318914664026545" calcext:value-type="float">
            <text:p>3.18914664026545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78159700933611" calcext:value-type="float">
            <text:p>7.8159700933611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73" calcext:value-type="float">
            <text:p>37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way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312" calcext:value-type="float">
            <text:p>2455.143807843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55.14380784312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312" calcext:value-type="float">
            <text:p>2455.143807843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55.14380784312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980365770056021" calcext:value-type="float">
            <text:p>-0.0009803658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980365770056021" calcext:value-type="float">
            <text:p>9.80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77" calcext:value-type="float">
            <text:p>1.66032987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10639" calcext:value-type="float">
            <text:p>1.6603298751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66032987510639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77" calcext:value-type="float">
            <text:p>1.66032987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10639" calcext:value-type="float">
            <text:p>1.6603298751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66032987510639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318914664026545" calcext:value-type="float">
            <text:p>-3.18914664026545E-005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318914664026545" calcext:value-type="float">
            <text:p>3.19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55.1438078471" calcext:value-type="float">
            <text:p>2455.143807847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55.1438078471" calcext:value-type="float">
            <text:p>2455.143807847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66032987524577" calcext:value-type="float">
            <text:p>1.660329875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6032987524577" calcext:value-type="float">
            <text:p>1.660329875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55.14380784312" calcext:value-type="float">
            <text:p>2455.143807843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55.14380784312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55.14380784312" calcext:value-type="float">
            <text:p>2455.143807843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55.14380784312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980365770056021" calcext:value-type="float">
            <text:p>-0.0009803658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980365770056021" calcext:value-type="float">
            <text:p>9.80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66032987510639" calcext:value-type="float">
            <text:p>1.660329875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66032987510639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6032987510639" calcext:value-type="float">
            <text:p>1.660329875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66032987510639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318914664026545" calcext:value-type="float">
            <text:p>-3.18914664026545E-00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318914664026545" calcext:value-type="float">
            <text:p>3.19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21T11:00:19.290411663</dc:date>
    <dc:creator>Stacha Petrovic</dc:creator>
    <meta:editing-duration>P17DT13H41M45S</meta:editing-duration>
    <meta:editing-cycles>547</meta:editing-cycles>
    <meta:document-statistic meta:table-count="8" meta:cell-count="3227" meta:object-count="0"/>
    <meta:user-defined meta:name="qrichtext">1</meta:user-defined>
  </office:meta>
</office:document-meta>
</file>